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6.826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0.15875cm"/>
    </style:style>
    <style:style style:name="co4" style:family="table-column">
      <style:table-column-properties fo:break-before="auto" style:column-width="6.45583333333333cm" style:use-optimal-column-width="true"/>
    </style:style>
    <style:style style:name="co5" style:family="table-column">
      <style:table-column-properties fo:break-before="auto" style:column-width="6.35cm" style:use-optimal-column-width="true"/>
    </style:style>
    <style:style style:name="co6" style:family="table-column">
      <style:table-column-properties fo:break-before="auto" style:column-width="8.334375cm" style:use-optimal-column-width="true"/>
    </style:style>
    <style:style style:name="co7" style:family="table-column">
      <style:table-column-properties fo:break-before="auto" style:column-width="8.678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number-columns-repeated="42" table:default-cell-style-name="ce1"/>
        <table:table-column table:style-name="co3" table:default-cell-style-name="ce1"/>
        <table:table-column table:style-name="co2" table:number-columns-repeated="2" table:default-cell-style-name="ce1" table:visibility="collapse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2" table:number-columns-repeated="16332" table:default-cell-style-name="ce1"/>
        <table:table-row table:style-name="ro1">
          <table:table-cell office:value-type="string" table:style-name="ce1">
            <text:p>keyAdd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ddKey</text:p>
          </table:table-cell>
          <table:table-cell office:value-type="string" table:style-name="ce1">
            <text:p>tags</text:p>
          </table:table-cell>
          <table:table-cell office:value-type="string" table:style-name="ce1">
            <text:p>planet_unique</text:p>
          </table:table-cell>
          <table:table-cell office:value-type="string" table:style-name="ce1">
            <text:p>is_listed</text:p>
          </table:table-cell>
          <table:table-cell office:value-type="string" table:style-name="ce1">
            <text:p>base_buildtime</text:p>
          </table:table-cell>
          <table:table-cell office:value-type="string" table:style-name="ce1">
            <text:p>cost</text:p>
          </table:table-cell>
          <table:table-cell office:value-type="string" table:style-name="ce1">
            <text:p>required_resources</text:p>
          </table:table-cell>
          <table:table-cell table:style-name="ce1"/>
          <table:table-cell office:value-type="string" table:style-name="ce1">
            <text:p>destroy_if</text:p>
          </table:table-cell>
          <table:table-cell table:style-name="ce1"/>
          <table:table-cell office:value-type="string" table:style-name="ce1">
            <text:p>show_tech_unlock_if</text:p>
          </table:table-cell>
          <table:table-cell table:number-columns-repeated="3" table:style-name="ce1"/>
          <table:table-cell office:value-type="string" table:style-name="ce1">
            <text:p>potential</text:p>
          </table:table-cell>
          <table:table-cell office:value-type="string" table:style-name="ce1">
            <text:p>allow</text:p>
          </table:table-cell>
          <table:table-cell table:number-columns-repeated="10" table:style-name="ce1"/>
          <table:table-cell office:value-type="string" table:style-name="ce1">
            <text:p>prerequisites</text:p>
          </table:table-cell>
          <table:table-cell office:value-type="string" table:style-name="ce1">
            <text:p>upgrades</text:p>
          </table:table-cell>
          <table:table-cell office:value-type="string" table:style-name="ce1">
            <text:p>produced_resources</text:p>
          </table:table-cell>
          <table:table-cell table:number-columns-repeated="5" table:style-name="ce1"/>
          <table:table-cell office:value-type="string" table:style-name="ce1">
            <text:p>planet_modifier</text:p>
          </table:table-cell>
          <table:table-cell table:number-columns-repeated="7" table:style-name="ce1"/>
          <table:table-cell office:value-type="string" table:style-name="ce1">
            <text:p>ai_allow</text:p>
          </table:table-cell>
          <table:table-cell table:number-columns-repeated="2" table:style-name="ce1"/>
          <table:table-cell office:value-type="string" table:style-name="ce1">
            <text:p>ai_weight</text:p>
          </table:table-cell>
          <table:table-cell office:value-type="string" table:style-name="ce1">
            <text:p>adjacency_bonus</text:p>
          </table:table-cell>
          <table:table-cell table:number-columns-repeated="5" table:style-name="ce1"/>
          <table:table-cell office:value-type="string" table:style-name="ce1">
            <text:p>produced_resource_trigger</text:p>
          </table:table-cell>
          <table:table-cell office:value-type="string" table:style-name="ce1">
            <text:p>triggered_planet_modifier</text:p>
          </table:table-cell>
          <table:table-cell table:number-columns-repeated="13" table:style-name="ce1"/>
          <table:table-cell office:value-type="string" table:style-name="ce1">
            <text:p>icon</text:p>
          </table:table-cell>
          <table:table-cell table:number-columns-repeated="16316"/>
        </table:table-row>
        <table:table-row table:style-name="ro1">
          <table:table-cell table:number-columns-repeated="5" table:style-name="ce1"/>
          <table:table-cell office:value-type="string" table:style-name="ce1">
            <text:p>minerals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minerals</text:p>
          </table:table-cell>
          <table:table-cell office:value-type="string" table:style-name="ce1">
            <text:p>owner_is_machine_empire</text:p>
          </table:table-cell>
          <table:table-cell office:value-type="string" table:style-name="ce1">
            <text:p>planet_is_capital</text:p>
          </table:table-cell>
          <table:table-cell office:value-type="string" table:style-name="ce1">
            <text:p>OCCNUM</text:p>
          </table:table-cell>
          <table:table-cell office:value-type="string" table:style-name="ce1">
            <text:p>new_building_content_enabled</text:p>
          </table:table-cell>
          <table:table-cell office:value-type="string" table:style-name="ce1">
            <text:p>is_machine_empire</text:p>
          </table:table-cell>
          <table:table-cell office:value-type="string" table:style-name="ce1">
            <text:p>always</text:p>
          </table:table-cell>
          <table:table-cell table:style-name="ce1"/>
          <table:table-cell office:value-type="string" table:style-name="ce1">
            <text:p>requires_capital_1</text:p>
          </table:table-cell>
          <table:table-cell office:value-type="string" table:style-name="ce1">
            <text:p>requires_capital_2</text:p>
          </table:table-cell>
          <table:table-cell office:value-type="string" table:style-name="ce1">
            <text:p>requires_capital_0</text:p>
          </table:table-cell>
          <table:table-cell office:value-type="string" table:style-name="ce1">
            <text:p>requires_minerals_tile</text:p>
          </table:table-cell>
          <table:table-cell office:value-type="string" table:style-name="ce1">
            <text:p>requires_food_tile</text:p>
          </table:table-cell>
          <table:table-cell office:value-type="string" table:style-name="ce1">
            <text:p>requires_energy_tile</text:p>
          </table:table-cell>
          <table:table-cell office:value-type="string" table:style-name="ce1">
            <text:p>requires_society_research_tile</text:p>
          </table:table-cell>
          <table:table-cell office:value-type="string" table:style-name="ce1">
            <text:p>requires_physics_research_tile</text:p>
          </table:table-cell>
          <table:table-cell office:value-type="string" table:style-name="ce1">
            <text:p>requires_engineering_research_tile</text:p>
          </table:table-cell>
          <table:table-cell office:value-type="string" table:style-name="ce1">
            <text:p>requires_megastructure_node_tile</text:p>
          </table:table-cell>
          <table:table-cell office:value-type="string" table:style-name="ce1">
            <text:p>requires_building_capital_1_or_hab</text:p>
          </table:table-cell>
          <table:table-cell table:number-columns-repeated="2" table:style-name="ce1"/>
          <table:table-cell office:value-type="string" table:style-name="ce1">
            <text:p>food</text:p>
          </table:table-cell>
          <table:table-cell office:value-type="string" table:style-name="ce1">
            <text:p>energy</text:p>
          </table:table-cell>
          <table:table-cell office:value-type="string" table:style-name="ce1">
            <text:p>minerals</text:p>
          </table:table-cell>
          <table:table-cell office:value-type="string" table:style-name="ce1">
            <text:p>society_research</text:p>
          </table:table-cell>
          <table:table-cell office:value-type="string" table:style-name="ce1">
            <text:p>physics_research</text:p>
          </table:table-cell>
          <table:table-cell office:value-type="string" table:style-name="ce1">
            <text:p>engineering_research</text:p>
          </table:table-cell>
          <table:table-cell office:value-type="string" table:style-name="ce1">
            <text:p>OCCNUM</text:p>
          </table:table-cell>
          <table:table-cell office:value-type="string" table:style-name="ce1">
            <text:p>tile_resource_food_mult</text:p>
          </table:table-cell>
          <table:table-cell office:value-type="string" table:style-name="ce1">
            <text:p>static_planet_resource_minerals_add</text:p>
          </table:table-cell>
          <table:table-cell office:value-type="string" table:style-name="ce1">
            <text:p>static_planet_resource_food_add</text:p>
          </table:table-cell>
          <table:table-cell office:value-type="string" table:style-name="ce1">
            <text:p>static_planet_resource_energy_add</text:p>
          </table:table-cell>
          <table:table-cell office:value-type="string" table:style-name="ce1">
            <text:p>static_planet_resource_society_research_add</text:p>
          </table:table-cell>
          <table:table-cell office:value-type="string" table:style-name="ce1">
            <text:p>static_planet_resource_physics_research_add</text:p>
          </table:table-cell>
          <table:table-cell office:value-type="string" table:style-name="ce1">
            <text:p>static_planet_resource_engineering_research_add</text:p>
          </table:table-cell>
          <table:table-cell office:value-type="string" table:style-name="ce1">
            <text:p>has_any_resource</text:p>
          </table:table-cell>
          <table:table-cell office:value-type="string" table:style-name="ce1">
            <text:p>food_buildings_limitation</text:p>
          </table:table-cell>
          <table:table-cell office:value-type="string" table:style-name="ce1">
            <text:p>hyperstorage_ai_allow</text:p>
          </table:table-cell>
          <table:table-cell table:style-name="ce1"/>
          <table:table-cell office:value-type="string" table:style-name="ce1">
            <text:p>tile_building_resource_minerals_add</text:p>
          </table:table-cell>
          <table:table-cell office:value-type="string" table:style-name="ce1">
            <text:p>tile_building_resource_food_add</text:p>
          </table:table-cell>
          <table:table-cell office:value-type="string" table:style-name="ce1">
            <text:p>tile_building_resource_energy_add</text:p>
          </table:table-cell>
          <table:table-cell office:value-type="string" table:style-name="ce1">
            <text:p>tile_building_resource_society_research_add</text:p>
          </table:table-cell>
          <table:table-cell office:value-type="string" table:style-name="ce1">
            <text:p>tile_building_resource_physics_research_add</text:p>
          </table:table-cell>
          <table:table-cell office:value-type="string" table:style-name="ce1">
            <text:p>tile_building_resource_engineering_research_add</text:p>
          </table:table-cell>
          <table:table-cell table:style-name="ce1"/>
          <table:table-cell office:value-type="string" table:style-name="ce1">
            <text:p>key</text:p>
          </table:table-cell>
          <table:table-cell office:value-type="string" table:style-name="ce1">
            <text:p>potential</text:p>
          </table:table-cell>
          <table:table-cell office:value-type="string" table:style-name="ce1">
            <text:p>modifier</text:p>
          </table:table-cell>
          <table:table-cell table:number-columns-repeated="16328" table:style-name="ce1"/>
        </table:table-row>
        <table:table-row table:style-name="ro1">
          <table:table-cell table:number-columns-repeated="55" table:style-name="ce1"/>
          <table:table-cell office:value-type="string" table:style-name="ce1">
            <text:p>tile_resource_energy_mult</text:p>
          </table:table-cell>
          <table:table-cell office:value-type="string" table:style-name="ce1">
            <text:p>tile_resource_minerals_mult</text:p>
          </table:table-cell>
          <table:table-cell office:value-type="string" table:style-name="ce1">
            <text:p>tile_resource_food_mult</text:p>
          </table:table-cell>
          <table:table-cell office:value-type="string" table:style-name="ce1">
            <text:p>tile_resource_society_research_mult</text:p>
          </table:table-cell>
          <table:table-cell office:value-type="string" table:style-name="ce1">
            <text:p>tile_resource_physics_research_mult</text:p>
          </table:table-cell>
          <table:table-cell office:value-type="string" table:style-name="ce1">
            <text:p>tile_resource_engineering_research_mult</text:p>
          </table:table-cell>
          <table:table-cell office:value-type="string" table:style-name="ce1">
            <text:p>static_planet_resource_minerals_add</text:p>
          </table:table-cell>
          <table:table-cell office:value-type="string" table:style-name="ce1">
            <text:p>static_planet_resource_food_add</text:p>
          </table:table-cell>
          <table:table-cell office:value-type="string" table:style-name="ce1">
            <text:p>static_planet_resource_energy_add</text:p>
          </table:table-cell>
          <table:table-cell office:value-type="string" table:style-name="ce1">
            <text:p>static_planet_resource_society_research_add</text:p>
          </table:table-cell>
          <table:table-cell office:value-type="string" table:style-name="ce1">
            <text:p>static_planet_resource_physics_research_add</text:p>
          </table:table-cell>
          <table:table-cell office:value-type="string" table:style-name="ce1">
            <text:p>static_planet_resource_engineering_research_add</text:p>
          </table:table-cell>
          <table:table-cell table:number-columns-repeated="1631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ilding_agricultural_processor_1</text:p>
          </table:table-cell>
          <table:table-cell office:value-type="string" table:style-name="ce1">
            <text:p>{ planet_uniqu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office:value-type="string" table:style-name="ce1">
            <text:p>2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conditions_agricultural_processor_1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agricultural_processing_1" }</text:p>
          </table:table-cell>
          <table:table-cell office:value-type="string" table:style-name="ce1">
            <text:p>{ building_agricultural_processor_2 }</text:p>
          </table:table-cell>
          <table:table-cell office:value-type="string" table:style-name="ce1">
            <text:p>2</text:p>
          </table:table-cell>
          <table:table-cell table:number-columns-repeated="6" table:style-name="ce1"/>
          <table:table-cell office:value-type="string" table:style-name="ce1">
            <text:p>0.10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weight = 10 modifier = { factor = 5 from.owner = { has_country_flag = food_focus_factor_1 } } modifier = { factor = 10 from.owner = { has_country_flag = food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agricultural_processor_2</text:p>
          </table:table-cell>
          <table:table-cell office:value-type="string" table:style-name="ce1">
            <text:p>{ planet_uniqu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3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OCC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conditions_agricultural_processor_2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agricultural_processing_2" }</text:p>
          </table:table-cell>
          <table:table-cell table:style-name="ce1"/>
          <table:table-cell office:value-type="string" table:style-name="ce1">
            <text:p>4</text:p>
          </table:table-cell>
          <table:table-cell table:number-columns-repeated="6" table:style-name="ce1"/>
          <table:table-cell office:value-type="string" table:style-name="ce1">
            <text:p>0.20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weight = 10 modifier = { factor = 5 from.owner = { has_country_flag = food_focus_factor_1 } } modifier = { factor = 10 from.owner = { has_country_flag = food_focus_factor_2 } } }</text:p>
          </table:table-cell>
          <table:table-cell table:number-columns-repeated="16338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OCC1</text:p>
          </table:table-cell>
          <table:table-cell office:value-type="string" table:style-name="ce1">
            <text:p>yes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uilding_hyperstorage_facility_1</text:p>
          </table:table-cell>
          <table:table-cell office:value-type="string" table:style-name="ce1">
            <text:p>{ planet_uniqu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150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hyperstorage_1" }</text:p>
          </table:table-cell>
          <table:table-cell office:value-type="string" table:style-name="ce1">
            <text:p>{ building_hyperstorage_facility_2 }</text:p>
          </table:table-cell>
          <table:table-cell table:number-columns-repeated="16" table:style-name="ce1"/>
          <table:table-cell office:value-type="string" table:style-name="ce1">
            <text:p>yes</text:p>
          </table:table-cell>
          <table:table-cell office:value-type="string" table:style-name="ce1">
            <text:p>{ weight = 20 }</text:p>
          </table:table-cell>
          <table:table-cell office:value-type="string" table:style-name="ce1">
            <text:p>@hyperstorage_t1_adjacency_bonus</text:p>
          </table:table-cell>
          <table:table-cell office:value-type="string" table:style-name="ce1">
            <text:p>@hyperstorage_t1_adjacency_bonus</text:p>
          </table:table-cell>
          <table:table-cell office:value-type="string" table:style-name="ce1">
            <text:p>@hyperstorage_t1_adjacency_bonus</text:p>
          </table:table-cell>
          <table:table-cell table:number-columns-repeated="3" table:style-name="ce1"/>
          <table:table-cell office:value-type="string" table:style-name="ce1">
            <text:p>{ modifier = { OR = { is_machine_empire = yes is_synth_empire = yes } NOR = { has_modifier = mineral_deficit has_modifier = energy_deficit } resources = { minerals = 2 } } modifier = { OR = { is_machine_empire = yes is_synth_empire = yes } has_modifier = mineral_deficit NOT = { has_modifier = energy_deficit } resources = { minerals = 4 } } modifier = { OR = { is_machine_empire = yes is_synth_empire = yes } has_modifier = energy_deficit NOT = { has_modifier = mineral_deficit } resources = { energy = 4 } } modifier = { OR = { is_machine_empire = yes is_synth_empire = yes } has_modifier = energy_deficit has_modifier = mineral_deficit resources = { energy = 2 minerals = 2 } } modifier = { is_machine_empire = no is_synth_empire = no NOR = { has_country_flag = is_food_starved has_modifier = mineral_deficit has_modifier = energy_deficit } resources = { food = 1 minerals = 1 } } modifier = { is_machine_empire = no is_synth_empire = no has_country_flag = is_food_starved NOR = { has_modifier = mineral_deficit has_modifier = energy_deficit } resources = { food = 4 } } modifier = { is_machine_empire = no is_synth_empire = no has_modifier = mineral_deficit NOR = { has_country_flag = is_food_starved has_modifier = energy_deficit } resources = { minerals = 4 } } modifier = { is_machine_empire = no is_synth_empire = no has_modifier = mineral_deficit has_country_flag = is_food_starved NOT = { has_modifier = energy_deficit } resources = { food = 2 minerals = 2 } } modifier = { is_machine_empire = no is_synth_empire = no has_modifier = energy_deficit has_country_flag = is_food_starved NOT = { has_modifier = mineral_deficit } resources = { food = 2 energy = 2 } } modifier = { is_machine_empire = no is_synth_empire = no has_modifier = energy_deficit has_modifier = mineral_deficit NOT = { has_country_flag = is_food_starved } resources = { minerals = 2 energy = 2 } } modifier = { is_machine_empire = no is_synth_empire = no has_modifier = energy_deficit has_modifier = mineral_deficit has_country_flag = is_food_starved resources = { food = 2 minerals = 1 energy = 1 } } }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building_hyperstorage_facility_2</text:p>
          </table:table-cell>
          <table:table-cell office:value-type="string" table:style-name="ce1">
            <text:p>{ planet_uniqu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250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hyperstorage_3" }</text:p>
          </table:table-cell>
          <table:table-cell office:value-type="string" table:style-name="ce1">
            <text:p>{ building_hyperstorage_facility_3 }</text:p>
          </table:table-cell>
          <table:table-cell table:number-columns-repeated="17" table:style-name="ce1"/>
          <table:table-cell office:value-type="string" table:style-name="ce1">
            <text:p>{ weight = 20 }</text:p>
          </table:table-cell>
          <table:table-cell office:value-type="string" table:style-name="ce1">
            <text:p>@hyperstorage_t2_adjacency_bonus</text:p>
          </table:table-cell>
          <table:table-cell office:value-type="string" table:style-name="ce1">
            <text:p>@hyperstorage_t2_adjacency_bonus</text:p>
          </table:table-cell>
          <table:table-cell office:value-type="string" table:style-name="ce1">
            <text:p>@hyperstorage_t2_adjacency_bonus</text:p>
          </table:table-cell>
          <table:table-cell table:number-columns-repeated="3" table:style-name="ce1"/>
          <table:table-cell office:value-type="string" table:style-name="ce1">
            <text:p>{ modifier = { OR = { is_machine_empire = yes is_synth_empire = yes } NOR = { has_modifier = mineral_deficit has_modifier = energy_deficit } resources = { minerals = 3 } } modifier = { OR = { is_machine_empire = yes is_synth_empire = yes } has_modifier = mineral_deficit NOT = { has_modifier = energy_deficit } resources = { minerals = 6 } } modifier = { OR = { is_machine_empire = yes is_synth_empire = yes } has_modifier = energy_deficit NOT = { has_modifier = mineral_deficit } resources = { energy = 6 } } modifier = { OR = { is_machine_empire = yes is_synth_empire = yes } has_modifier = energy_deficit has_modifier = mineral_deficit resources = { energy = 3 minerals = 3 } } modifier = { is_machine_empire = no is_synth_empire = no NOR = { has_country_flag = is_food_starved has_modifier = mineral_deficit has_modifier = energy_deficit } resources = { food = 1.5 minerals = 1.5 } } modifier = { is_machine_empire = no is_synth_empire = no has_country_flag = is_food_starved NOR = { has_modifier = mineral_deficit has_modifier = energy_deficit } resources = { food = 6 } } modifier = { is_machine_empire = no is_synth_empire = no has_modifier = mineral_deficit NOR = { has_country_flag = is_food_starved has_modifier = energy_deficit } resources = { minerals = 6 } } modifier = { is_machine_empire = no is_synth_empire = no has_modifier = mineral_deficit has_country_flag = is_food_starved NOT = { has_modifier = energy_deficit } resources = { food = 3 minerals = 3 } } modifier = { is_machine_empire = no is_synth_empire = no has_modifier = energy_deficit has_country_flag = is_food_starved NOT = { has_modifier = mineral_deficit } resources = { food = 3 energy = 3 } } modifier = { is_machine_empire = no is_synth_empire = no has_modifier = energy_deficit has_modifier = mineral_deficit NOT = { has_country_flag = is_food_starved } resources = { minerals = 3 energy = 3 } } modifier = { is_machine_empire = no is_synth_empire = no has_modifier = energy_deficit has_modifier = mineral_deficit has_country_flag = is_food_starved resources = { food = 3 minerals = 1.5 energy = 1.5 } } }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building_hyperstorage_facility_3</text:p>
          </table:table-cell>
          <table:table-cell office:value-type="string" table:style-name="ce1">
            <text:p>{ planet_unique_building }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250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hyperstorage_3" }</text:p>
          </table:table-cell>
          <table:table-cell table:number-columns-repeated="18" table:style-name="ce1"/>
          <table:table-cell office:value-type="string" table:style-name="ce1">
            <text:p>{ weight = 20 }</text:p>
          </table:table-cell>
          <table:table-cell office:value-type="string" table:style-name="ce1">
            <text:p>@hyperstorage_t3_adjacency_bonus</text:p>
          </table:table-cell>
          <table:table-cell office:value-type="string" table:style-name="ce1">
            <text:p>@hyperstorage_t3_adjacency_bonus</text:p>
          </table:table-cell>
          <table:table-cell office:value-type="string" table:style-name="ce1">
            <text:p>@hyperstorage_t3_adjacency_bonus</text:p>
          </table:table-cell>
          <table:table-cell table:number-columns-repeated="3" table:style-name="ce1"/>
          <table:table-cell office:value-type="string" table:style-name="ce1">
            <text:p>{ modifier = { OR = { is_machine_empire = yes is_synth_empire = yes } NOR = { has_modifier = mineral_deficit has_modifier = energy_deficit } resources = { minerals = 4 } } modifier = { OR = { is_machine_empire = yes is_synth_empire = yes } has_modifier = mineral_deficit NOT = { has_modifier = energy_deficit } resources = { minerals = 8 } } modifier = { OR = { is_machine_empire = yes is_synth_empire = yes } has_modifier = energy_deficit NOT = { has_modifier = mineral_deficit } resources = { energy = 8 } } modifier = { OR = { is_machine_empire = yes is_synth_empire = yes } has_modifier = energy_deficit has_modifier = mineral_deficit resources = { energy = 4 minerals = 4 } } modifier = { is_machine_empire = no is_synth_empire = no NOR = { has_country_flag = is_food_starved has_modifier = mineral_deficit has_modifier = energy_deficit } resources = { food = 2 minerals = 2 } } modifier = { is_machine_empire = no is_synth_empire = no has_country_flag = is_food_starved NOR = { has_modifier = mineral_deficit has_modifier = energy_deficit } resources = { food = 8 } } modifier = { is_machine_empire = no is_synth_empire = no has_modifier = mineral_deficit NOR = { has_country_flag = is_food_starved has_modifier = energy_deficit } resources = { minerals = 8 } } modifier = { is_machine_empire = no is_synth_empire = no has_modifier = mineral_deficit has_country_flag = is_food_starved NOT = { has_modifier = energy_deficit } resources = { food = 4 minerals = 4 } } modifier = { is_machine_empire = no is_synth_empire = no has_modifier = energy_deficit has_country_flag = is_food_starved NOT = { has_modifier = mineral_deficit } resources = { food = 4 energy = 4 } } modifier = { is_machine_empire = no is_synth_empire = no has_modifier = energy_deficit has_modifier = mineral_deficit NOT = { has_country_flag = is_food_starved } resources = { minerals = 4 energy = 4 } } modifier = { is_machine_empire = no is_synth_empire = no has_modifier = energy_deficit has_modifier = mineral_deficit has_country_flag = is_food_starved resources = { food = 4 minerals = 2 energy = 2 } } }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building_economic_district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table:style-name="ce1"/>
          <table:table-cell office:value-type="string" table:style-name="ce1">
            <text:p>@economic_district_upkeep_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economic_district_2 }</text:p>
          </table:table-cell>
          <table:table-cell table:style-name="ce1"/>
          <table:table-cell office:value-type="string" table:style-name="ce1">
            <text:p>@non_restricted_t1_output</text:p>
          </table:table-cell>
          <table:table-cell table:number-columns-repeated="12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{ modifier = { factor = 5 from.owner = { has_country_flag = energy_focus_factor_1 } } modifier = { factor = 10 from.owner = { has_country_flag = energy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economic_district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table:style-name="ce1"/>
          <table:table-cell office:value-type="string" table:style-name="ce1">
            <text:p>@economic_district_upkeep_2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economic_district_3 }</text:p>
          </table:table-cell>
          <table:table-cell table:style-name="ce1"/>
          <table:table-cell office:value-type="string" table:style-name="ce1">
            <text:p>@non_restricted_t2_output</text:p>
          </table:table-cell>
          <table:table-cell table:number-columns-repeated="15" table:style-name="ce1"/>
          <table:table-cell office:value-type="string" table:style-name="ce1">
            <text:p>{ modifier = { factor = 5 from.owner = { has_country_flag = energy_focus_factor_1 } } modifier = { factor = 10 from.owner = { has_country_flag = energy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economic_district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table:style-name="ce1"/>
          <table:table-cell office:value-type="string" table:style-name="ce1">
            <text:p>@economic_district_upkeep_3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economic_district_4 }</text:p>
          </table:table-cell>
          <table:table-cell table:style-name="ce1"/>
          <table:table-cell office:value-type="string" table:style-name="ce1">
            <text:p>@non_restricted_t3_output</text:p>
          </table:table-cell>
          <table:table-cell table:number-columns-repeated="15" table:style-name="ce1"/>
          <table:table-cell office:value-type="string" table:style-name="ce1">
            <text:p>{ modifier = { factor = 5 from.owner = { has_country_flag = energy_focus_factor_1 } } modifier = { factor = 10 from.owner = { has_country_flag = energy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economic_district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table:style-name="ce1"/>
          <table:table-cell office:value-type="string" table:style-name="ce1">
            <text:p>@economic_district_upkeep_4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economic_district_5 }</text:p>
          </table:table-cell>
          <table:table-cell table:style-name="ce1"/>
          <table:table-cell office:value-type="string" table:style-name="ce1">
            <text:p>@non_restricted_t4_output</text:p>
          </table:table-cell>
          <table:table-cell table:number-columns-repeated="15" table:style-name="ce1"/>
          <table:table-cell office:value-type="string" table:style-name="ce1">
            <text:p>{ modifier = { factor = 5 from.owner = { has_country_flag = energy_focus_factor_1 } } modifier = { factor = 10 from.owner = { has_country_flag = energy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economic_district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table:style-name="ce1"/>
          <table:table-cell office:value-type="string" table:style-name="ce1">
            <text:p>@economic_district_upkeep_5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non_restricted_t5_output</text:p>
          </table:table-cell>
          <table:table-cell table:number-columns-repeated="15" table:style-name="ce1"/>
          <table:table-cell office:value-type="string" table:style-name="ce1">
            <text:p>{ modifier = { factor = 5 from.owner = { has_country_flag = energy_focus_factor_1 } } modifier = { factor = 10 from.owner = { has_country_flag = energy_focus_factor_2 } } }</text:p>
          </table:table-cell>
          <table:table-cell table:number-columns-repeated="7" table:style-name="ce1"/>
          <table:table-cell office:value-type="string" table:style-name="ce1">
            <text:p>"capital_3_tile_resource_bonus_modifier"</text:p>
          </table:table-cell>
          <table:table-cell office:value-type="string" table:style-name="ce1">
            <text:p>{ planet = { has_capital_3 = yes } }</text:p>
          </table:table-cell>
          <table:table-cell office:value-type="string" table:style-name="ce1">
            <text:p>@non_restricted_t5_capital_tile_resource_mult</text:p>
          </table:table-cell>
          <table:table-cell table:number-columns-repeated="16328" table:style-name="ce1"/>
        </table:table-row>
        <table:table-row table:style-name="ro1">
          <table:table-cell office:value-type="string" table:style-name="ce1">
            <text:p>building_manufacturing_complex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office:value-type="string" table:style-name="ce1">
            <text:p>@manufacturing_complex_upkeep_1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anufacturing_complex_2 }</text:p>
          </table:table-cell>
          <table:table-cell table:number-columns-repeated="2" table:style-name="ce1"/>
          <table:table-cell office:value-type="string" table:style-name="ce1">
            <text:p>@non_restricted_t1_output</text:p>
          </table:table-cell>
          <table:table-cell table:number-columns-repeated="11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{ modifier = { factor = 5 from.owner = { has_country_flag = minerals_focus_factor_1 } } modifier = { factor = 10 from.owner = { has_country_flag = minerals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manufacturing_complex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office:value-type="string" table:style-name="ce1">
            <text:p>@manufacturing_complex_upkeep_2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anufacturing_complex_3 }</text:p>
          </table:table-cell>
          <table:table-cell table:number-columns-repeated="2" table:style-name="ce1"/>
          <table:table-cell office:value-type="string" table:style-name="ce1">
            <text:p>@non_restricted_t2_output</text:p>
          </table:table-cell>
          <table:table-cell table:number-columns-repeated="14" table:style-name="ce1"/>
          <table:table-cell office:value-type="string" table:style-name="ce1">
            <text:p>{ modifier = { factor = 5 from.owner = { has_country_flag = minerals_focus_factor_1 } } modifier = { factor = 10 from.owner = { has_country_flag = minerals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manufacturing_complex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office:value-type="string" table:style-name="ce1">
            <text:p>@manufacturing_complex_upkeep_3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anufacturing_complex_4 }</text:p>
          </table:table-cell>
          <table:table-cell table:number-columns-repeated="2" table:style-name="ce1"/>
          <table:table-cell office:value-type="string" table:style-name="ce1">
            <text:p>@non_restricted_t3_output</text:p>
          </table:table-cell>
          <table:table-cell table:number-columns-repeated="14" table:style-name="ce1"/>
          <table:table-cell office:value-type="string" table:style-name="ce1">
            <text:p>{ modifier = { factor = 5 from.owner = { has_country_flag = minerals_focus_factor_1 } } modifier = { factor = 10 from.owner = { has_country_flag = minerals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manufacturing_complex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office:value-type="string" table:style-name="ce1">
            <text:p>@manufacturing_complex_upkeep_4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anufacturing_complex_5 }</text:p>
          </table:table-cell>
          <table:table-cell table:number-columns-repeated="2" table:style-name="ce1"/>
          <table:table-cell office:value-type="string" table:style-name="ce1">
            <text:p>@non_restricted_t4_output</text:p>
          </table:table-cell>
          <table:table-cell table:number-columns-repeated="14" table:style-name="ce1"/>
          <table:table-cell office:value-type="string" table:style-name="ce1">
            <text:p>{ modifier = { factor = 5 from.owner = { has_country_flag = minerals_focus_factor_1 } } modifier = { factor = 10 from.owner = { has_country_flag = minerals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manufacturing_complex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office:value-type="string" table:style-name="ce1">
            <text:p>@manufacturing_complex_upkeep_5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non_restricted_t5_output</text:p>
          </table:table-cell>
          <table:table-cell table:number-columns-repeated="14" table:style-name="ce1"/>
          <table:table-cell office:value-type="string" table:style-name="ce1">
            <text:p>{ modifier = { factor = 5 from.owner = { has_country_flag = minerals_focus_factor_1 } } modifier = { factor = 10 from.owner = { has_country_flag = minerals_focus_factor_2 } } }</text:p>
          </table:table-cell>
          <table:table-cell table:number-columns-repeated="7" table:style-name="ce1"/>
          <table:table-cell office:value-type="string" table:style-name="ce1">
            <text:p>"capital_3_tile_resource_bonus_modifier"</text:p>
          </table:table-cell>
          <table:table-cell office:value-type="string" table:style-name="ce1">
            <text:p>{ planet = { has_capital_3 = yes } }</text:p>
          </table:table-cell>
          <table:table-cell table:style-name="ce1"/>
          <table:table-cell office:value-type="string" table:style-name="ce1">
            <text:p>@non_restricted_t5_capital_tile_resource_mult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building_hydroponic_farm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office:value-type="string" table:style-name="ce1">
            <text:p>@hydroponic_farm_upkeep_1</text:p>
          </table:table-cell>
          <table:table-cell office:value-type="string" table:style-name="ce1">
            <text:p>@hydroponic_farm_upkeep_1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new_building_content_enabled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hydroponic_farm_2 }</text:p>
          </table:table-cell>
          <table:table-cell office:value-type="string" table:style-name="ce1">
            <text:p>@non_restricted_t1_output</text:p>
          </table:table-cell>
          <table:table-cell table:number-columns-repeated="13" table:style-name="ce1"/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hydroponics_farm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hydroponic_farm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office:value-type="string" table:style-name="ce1">
            <text:p>@hydroponic_farm_upkeep_2</text:p>
          </table:table-cell>
          <table:table-cell office:value-type="string" table:style-name="ce1">
            <text:p>@hydroponic_farm_upkeep_2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hydroponic_farm_3 }</text:p>
          </table:table-cell>
          <table:table-cell office:value-type="string" table:style-name="ce1">
            <text:p>@non_restricted_t2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hydroponics_farm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hydroponic_farm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office:value-type="string" table:style-name="ce1">
            <text:p>@hydroponic_farm_upkeep_3</text:p>
          </table:table-cell>
          <table:table-cell office:value-type="string" table:style-name="ce1">
            <text:p>@hydroponic_farm_upkeep_3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hydroponic_farm_4 }</text:p>
          </table:table-cell>
          <table:table-cell office:value-type="string" table:style-name="ce1">
            <text:p>@non_restricted_t3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hydroponics_farm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hydroponic_farm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office:value-type="string" table:style-name="ce1">
            <text:p>@hydroponic_farm_upkeep_4</text:p>
          </table:table-cell>
          <table:table-cell office:value-type="string" table:style-name="ce1">
            <text:p>@hydroponic_farm_upkeep_4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hydroponic_farm_5 }</text:p>
          </table:table-cell>
          <table:table-cell office:value-type="string" table:style-name="ce1">
            <text:p>@non_restricted_t4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hydroponics_farm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hydroponic_farm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office:value-type="string" table:style-name="ce1">
            <text:p>@hydroponic_farm_upkeep_5</text:p>
          </table:table-cell>
          <table:table-cell office:value-type="string" table:style-name="ce1">
            <text:p>@hydroponic_farm_upkeep_5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nano_vitality_crops" }</text:p>
          </table:table-cell>
          <table:table-cell table:style-name="ce1"/>
          <table:table-cell office:value-type="string" table:style-name="ce1">
            <text:p>@non_restricted_t5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 table:style-name="ce1">
            <text:p>"capital_3_tile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2" table:style-name="ce1"/>
          <table:table-cell office:value-type="string" table:style-name="ce1">
            <text:p>@non_restricted_t5_capital_tile_resource_mult</text:p>
          </table:table-cell>
          <table:table-cell table:number-columns-repeated="9" table:style-name="ce1"/>
          <table:table-cell office:value-type="string" table:style-name="ce1">
            <text:p>"building_hydroponics_farm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ological_campus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office:value-type="string" table:style-name="ce1">
            <text:p>@sociological_campus_upkeep_1</text:p>
          </table:table-cell>
          <table:table-cell office:value-type="string" table:style-name="ce1">
            <text:p>@sociological_campus_upkeep_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ological_campus_2 }</text:p>
          </table:table-cell>
          <table:table-cell table:number-columns-repeated="3" table:style-name="ce1"/>
          <table:table-cell office:value-type="string" table:style-name="ce1">
            <text:p>@non_restricted_t1_output</text:p>
          </table:table-cell>
          <table:table-cell table:number-columns-repeated="10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{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sociological_campus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office:value-type="string" table:style-name="ce1">
            <text:p>@sociological_campus_upkeep_2</text:p>
          </table:table-cell>
          <table:table-cell office:value-type="string" table:style-name="ce1">
            <text:p>@sociological_campus_upkeep_2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ological_campus_3 }</text:p>
          </table:table-cell>
          <table:table-cell table:number-columns-repeated="3" table:style-name="ce1"/>
          <table:table-cell office:value-type="string" table:style-name="ce1">
            <text:p>@non_restricted_t2_output</text:p>
          </table:table-cell>
          <table:table-cell table:number-columns-repeated="13" table:style-name="ce1"/>
          <table:table-cell office:value-type="string" table:style-name="ce1">
            <text:p>{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sociological_campus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office:value-type="string" table:style-name="ce1">
            <text:p>@sociological_campus_upkeep_3</text:p>
          </table:table-cell>
          <table:table-cell office:value-type="string" table:style-name="ce1">
            <text:p>@sociological_campus_upkeep_3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ological_campus_4 }</text:p>
          </table:table-cell>
          <table:table-cell table:number-columns-repeated="3" table:style-name="ce1"/>
          <table:table-cell office:value-type="string" table:style-name="ce1">
            <text:p>@non_restricted_t3_output</text:p>
          </table:table-cell>
          <table:table-cell table:number-columns-repeated="13" table:style-name="ce1"/>
          <table:table-cell office:value-type="string" table:style-name="ce1">
            <text:p>{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sociological_campus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office:value-type="string" table:style-name="ce1">
            <text:p>@sociological_campus_upkeep_4</text:p>
          </table:table-cell>
          <table:table-cell office:value-type="string" table:style-name="ce1">
            <text:p>@sociological_campus_upkeep_4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ological_campus_5 }</text:p>
          </table:table-cell>
          <table:table-cell table:number-columns-repeated="3" table:style-name="ce1"/>
          <table:table-cell office:value-type="string" table:style-name="ce1">
            <text:p>@non_restricted_t4_output</text:p>
          </table:table-cell>
          <table:table-cell table:number-columns-repeated="13" table:style-name="ce1"/>
          <table:table-cell office:value-type="string" table:style-name="ce1">
            <text:p>{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sociological_campus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office:value-type="string" table:style-name="ce1">
            <text:p>@sociological_campus_upkeep_5</text:p>
          </table:table-cell>
          <table:table-cell office:value-type="string" table:style-name="ce1">
            <text:p>@sociological_campus_upkeep_5</text:p>
          </table:table-cell>
          <table:table-cell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non_restricted_t5_output</text:p>
          </table:table-cell>
          <table:table-cell table:number-columns-repeated="13" table:style-name="ce1"/>
          <table:table-cell office:value-type="string" table:style-name="ce1">
            <text:p>{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7" table:style-name="ce1"/>
          <table:table-cell office:value-type="string" table:style-name="ce1">
            <text:p>"capital_3_tile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3" table:style-name="ce1"/>
          <table:table-cell office:value-type="string" table:style-name="ce1">
            <text:p>@non_restricted_t5_capital_tile_resource_mult</text:p>
          </table:table-cell>
          <table:table-cell table:number-columns-repeated="16325" table:style-name="ce1"/>
        </table:table-row>
        <table:table-row table:style-name="ro1">
          <table:table-cell office:value-type="string" table:style-name="ce1">
            <text:p>building_physics_campus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office:value-type="string" table:style-name="ce1">
            <text:p>@physics_campus_upkeep_1</text:p>
          </table:table-cell>
          <table:table-cell office:value-type="string" table:style-name="ce1">
            <text:p>@physics_campus_upkeep_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campus_2 }</text:p>
          </table:table-cell>
          <table:table-cell table:number-columns-repeated="4" table:style-name="ce1"/>
          <table:table-cell office:value-type="string" table:style-name="ce1">
            <text:p>@non_restricted_t1_output</text:p>
          </table:table-cell>
          <table:table-cell table:number-columns-repeated="9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{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physics_campus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office:value-type="string" table:style-name="ce1">
            <text:p>@physics_campus_upkeep_2</text:p>
          </table:table-cell>
          <table:table-cell office:value-type="string" table:style-name="ce1">
            <text:p>@physics_campus_upkeep_2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campus_3 }</text:p>
          </table:table-cell>
          <table:table-cell table:number-columns-repeated="4" table:style-name="ce1"/>
          <table:table-cell office:value-type="string" table:style-name="ce1">
            <text:p>@non_restricted_t2_output</text:p>
          </table:table-cell>
          <table:table-cell table:number-columns-repeated="12" table:style-name="ce1"/>
          <table:table-cell office:value-type="string" table:style-name="ce1">
            <text:p>{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physics_campus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office:value-type="string" table:style-name="ce1">
            <text:p>@physics_campus_upkeep_3</text:p>
          </table:table-cell>
          <table:table-cell office:value-type="string" table:style-name="ce1">
            <text:p>@physics_campus_upkeep_3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campus_4 }</text:p>
          </table:table-cell>
          <table:table-cell table:number-columns-repeated="4" table:style-name="ce1"/>
          <table:table-cell office:value-type="string" table:style-name="ce1">
            <text:p>@non_restricted_t3_output</text:p>
          </table:table-cell>
          <table:table-cell table:number-columns-repeated="12" table:style-name="ce1"/>
          <table:table-cell office:value-type="string" table:style-name="ce1">
            <text:p>{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physics_campus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office:value-type="string" table:style-name="ce1">
            <text:p>@physics_campus_upkeep_4</text:p>
          </table:table-cell>
          <table:table-cell office:value-type="string" table:style-name="ce1">
            <text:p>@physics_campus_upkeep_4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campus_5 }</text:p>
          </table:table-cell>
          <table:table-cell table:number-columns-repeated="4" table:style-name="ce1"/>
          <table:table-cell office:value-type="string" table:style-name="ce1">
            <text:p>@non_restricted_t4_output</text:p>
          </table:table-cell>
          <table:table-cell table:number-columns-repeated="12" table:style-name="ce1"/>
          <table:table-cell office:value-type="string" table:style-name="ce1">
            <text:p>{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physics_campus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office:value-type="string" table:style-name="ce1">
            <text:p>@physics_campus_upkeep_5</text:p>
          </table:table-cell>
          <table:table-cell office:value-type="string" table:style-name="ce1">
            <text:p>@physics_campus_upkeep_5</text:p>
          </table:table-cell>
          <table:table-cell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non_restricted_t5_output</text:p>
          </table:table-cell>
          <table:table-cell table:number-columns-repeated="12" table:style-name="ce1"/>
          <table:table-cell office:value-type="string" table:style-name="ce1">
            <text:p>{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7" table:style-name="ce1"/>
          <table:table-cell office:value-type="string" table:style-name="ce1">
            <text:p>"capital_3_tile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4" table:style-name="ce1"/>
          <table:table-cell office:value-type="string" table:style-name="ce1">
            <text:p>@non_restricted_t5_capital_tile_resource_mult</text:p>
          </table:table-cell>
          <table:table-cell table:number-columns-repeated="16324" table:style-name="ce1"/>
        </table:table-row>
        <table:table-row table:style-name="ro1">
          <table:table-cell office:value-type="string" table:style-name="ce1">
            <text:p>building_engineering_campus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non_restricted_t1_time</text:p>
          </table:table-cell>
          <table:table-cell office:value-type="string" table:style-name="ce1">
            <text:p>@non_restricted_t1_cost</text:p>
          </table:table-cell>
          <table:table-cell office:value-type="string" table:style-name="ce1">
            <text:p>@engineering_campus_upkeep_1</text:p>
          </table:table-cell>
          <table:table-cell office:value-type="string" table:style-name="ce1">
            <text:p>@engineering_campus_upkeep_1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8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campus_2 }</text:p>
          </table:table-cell>
          <table:table-cell table:number-columns-repeated="5" table:style-name="ce1"/>
          <table:table-cell office:value-type="string" table:style-name="ce1">
            <text:p>@non_restricted_t1_output</text:p>
          </table:table-cell>
          <table:table-cell table:number-columns-repeated="8" table:style-name="ce1"/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{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engineering_campus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2_time</text:p>
          </table:table-cell>
          <table:table-cell office:value-type="string" table:style-name="ce1">
            <text:p>@non_restricted_t2_cost</text:p>
          </table:table-cell>
          <table:table-cell office:value-type="string" table:style-name="ce1">
            <text:p>@engineering_campus_upkeep_2</text:p>
          </table:table-cell>
          <table:table-cell office:value-type="string" table:style-name="ce1">
            <text:p>@engineering_campus_upkeep_2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campus_3 }</text:p>
          </table:table-cell>
          <table:table-cell table:number-columns-repeated="5" table:style-name="ce1"/>
          <table:table-cell office:value-type="string" table:style-name="ce1">
            <text:p>@non_restricted_t2_output</text:p>
          </table:table-cell>
          <table:table-cell table:number-columns-repeated="11" table:style-name="ce1"/>
          <table:table-cell office:value-type="string" table:style-name="ce1">
            <text:p>{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engineering_campus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3_time</text:p>
          </table:table-cell>
          <table:table-cell office:value-type="string" table:style-name="ce1">
            <text:p>@non_restricted_t3_cost</text:p>
          </table:table-cell>
          <table:table-cell office:value-type="string" table:style-name="ce1">
            <text:p>@engineering_campus_upkeep_3</text:p>
          </table:table-cell>
          <table:table-cell office:value-type="string" table:style-name="ce1">
            <text:p>@engineering_campus_upkeep_3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office:value-type="string" table:style-name="ce1">
            <text:p>yes</text:p>
          </table:table-cell>
          <table:table-cell table:number-columns-repeated="10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campus_4 }</text:p>
          </table:table-cell>
          <table:table-cell table:number-columns-repeated="5" table:style-name="ce1"/>
          <table:table-cell office:value-type="string" table:style-name="ce1">
            <text:p>@non_restricted_t3_output</text:p>
          </table:table-cell>
          <table:table-cell table:number-columns-repeated="11" table:style-name="ce1"/>
          <table:table-cell office:value-type="string" table:style-name="ce1">
            <text:p>{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engineering_campus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4_time</text:p>
          </table:table-cell>
          <table:table-cell office:value-type="string" table:style-name="ce1">
            <text:p>@non_restricted_t4_cost</text:p>
          </table:table-cell>
          <table:table-cell office:value-type="string" table:style-name="ce1">
            <text:p>@engineering_campus_upkeep_4</text:p>
          </table:table-cell>
          <table:table-cell office:value-type="string" table:style-name="ce1">
            <text:p>@engineering_campus_upkeep_4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campus_5 }</text:p>
          </table:table-cell>
          <table:table-cell table:number-columns-repeated="5" table:style-name="ce1"/>
          <table:table-cell office:value-type="string" table:style-name="ce1">
            <text:p>@non_restricted_t4_output</text:p>
          </table:table-cell>
          <table:table-cell table:number-columns-repeated="11" table:style-name="ce1"/>
          <table:table-cell office:value-type="string" table:style-name="ce1">
            <text:p>{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16338" table:style-name="ce1"/>
        </table:table-row>
        <table:table-row table:style-name="ro1">
          <table:table-cell office:value-type="string" table:style-name="ce1">
            <text:p>building_engineering_campus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non_restricted_t5_time</text:p>
          </table:table-cell>
          <table:table-cell office:value-type="string" table:style-name="ce1">
            <text:p>@non_restricted_t5_cost</text:p>
          </table:table-cell>
          <table:table-cell office:value-type="string" table:style-name="ce1">
            <text:p>@engineering_campus_upkeep_5</text:p>
          </table:table-cell>
          <table:table-cell office:value-type="string" table:style-name="ce1">
            <text:p>@engineering_campus_upkeep_5</text:p>
          </table:table-cell>
          <table:table-cell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new_building_content_enable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9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non_restricted_t5_output</text:p>
          </table:table-cell>
          <table:table-cell table:number-columns-repeated="11" table:style-name="ce1"/>
          <table:table-cell office:value-type="string" table:style-name="ce1">
            <text:p>{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7" table:style-name="ce1"/>
          <table:table-cell office:value-type="string" table:style-name="ce1">
            <text:p>"capital_3_tile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5" table:style-name="ce1"/>
          <table:table-cell office:value-type="string" table:style-name="ce1">
            <text:p>@non_restricted_t5_capital_tile_resource_mult</text:p>
          </table:table-cell>
          <table:table-cell table:number-columns-repeated="16323" table:style-name="ce1"/>
        </table:table-row>
        <table:table-row table:style-name="ro1">
          <table:table-cell office:value-type="string" table:style-name="ce1">
            <text:p>building_mining_complex_1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minerals = yes planet_is_artificial = no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ining_complex_2_1 }</text:p>
          </table:table-cell>
          <table:table-cell table:number-columns-repeated="2" table:style-name="ce1"/>
          <table:table-cell office:value-type="string" table:style-name="ce1">
            <text:p>@tile_restricted_t1_1_output</text:p>
          </table:table-cell>
          <table:table-cell table:number-columns-repeated="5" table:style-name="ce1"/>
          <table:table-cell office:value-type="string" table:style-name="ce1">
            <text:p>@tile_restricted_t1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2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minerals = yes planet_is_artificial = no }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ining_complex_3_1 }</text:p>
          </table:table-cell>
          <table:table-cell table:number-columns-repeated="2" table:style-name="ce1"/>
          <table:table-cell office:value-type="string" table:style-name="ce1">
            <text:p>@tile_restricted_t2_1_output</text:p>
          </table:table-cell>
          <table:table-cell table:number-columns-repeated="5" table:style-name="ce1"/>
          <table:table-cell office:value-type="string" table:style-name="ce1">
            <text:p>@tile_restricted_t2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3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minerals = yes planet_is_artificial = no }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ining_complex_4_1 }</text:p>
          </table:table-cell>
          <table:table-cell table:number-columns-repeated="2" table:style-name="ce1"/>
          <table:table-cell office:value-type="string" table:style-name="ce1">
            <text:p>@tile_restricted_t3_1_output</text:p>
          </table:table-cell>
          <table:table-cell table:number-columns-repeated="5" table:style-name="ce1"/>
          <table:table-cell office:value-type="string" table:style-name="ce1">
            <text:p>@tile_restricted_t3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4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minerals = yes planet_is_artificial = no }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ining_complex_5_1 }</text:p>
          </table:table-cell>
          <table:table-cell table:number-columns-repeated="2" table:style-name="ce1"/>
          <table:table-cell office:value-type="string" table:style-name="ce1">
            <text:p>@tile_restricted_t4_1_output</text:p>
          </table:table-cell>
          <table:table-cell table:number-columns-repeated="5" table:style-name="ce1"/>
          <table:table-cell office:value-type="string" table:style-name="ce1">
            <text:p>@tile_restricted_t4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5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minerals = yes planet_is_artificial = no }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tile_restricted_t5_1_output</text:p>
          </table:table-cell>
          <table:table-cell table:number-columns-repeated="5" table:style-name="ce1"/>
          <table:table-cell office:value-type="string" table:style-name="ce1">
            <text:p>@tile_restricted_t5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6" table:style-name="ce1"/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mining_network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1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minerals = yes planet_is_artificial = no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ining_complex_2_2 }</text:p>
          </table:table-cell>
          <table:table-cell table:number-columns-repeated="2" table:style-name="ce1"/>
          <table:table-cell office:value-type="string" table:style-name="ce1">
            <text:p>@tile_restricted_t1_2_output</text:p>
          </table:table-cell>
          <table:table-cell table:number-columns-repeated="5" table:style-name="ce1"/>
          <table:table-cell office:value-type="string" table:style-name="ce1">
            <text:p>@tile_restricted_t1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2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minerals = yes planet_is_artificial = no }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ining_complex_3_2 }</text:p>
          </table:table-cell>
          <table:table-cell table:number-columns-repeated="2" table:style-name="ce1"/>
          <table:table-cell office:value-type="string" table:style-name="ce1">
            <text:p>@tile_restricted_t2_2_output</text:p>
          </table:table-cell>
          <table:table-cell table:number-columns-repeated="5" table:style-name="ce1"/>
          <table:table-cell office:value-type="string" table:style-name="ce1">
            <text:p>@tile_restricted_t2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3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minerals = yes planet_is_artificial = no }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ining_complex_4_2 }</text:p>
          </table:table-cell>
          <table:table-cell table:number-columns-repeated="2" table:style-name="ce1"/>
          <table:table-cell office:value-type="string" table:style-name="ce1">
            <text:p>@tile_restricted_t3_2_output</text:p>
          </table:table-cell>
          <table:table-cell table:number-columns-repeated="5" table:style-name="ce1"/>
          <table:table-cell office:value-type="string" table:style-name="ce1">
            <text:p>@tile_restricted_t3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4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minerals = yes planet_is_artificial = no }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ining_complex_5_2 }</text:p>
          </table:table-cell>
          <table:table-cell table:number-columns-repeated="2" table:style-name="ce1"/>
          <table:table-cell office:value-type="string" table:style-name="ce1">
            <text:p>@tile_restricted_t4_2_output</text:p>
          </table:table-cell>
          <table:table-cell table:number-columns-repeated="5" table:style-name="ce1"/>
          <table:table-cell office:value-type="string" table:style-name="ce1">
            <text:p>@tile_restricted_t4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5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minerals = yes planet_is_artificial = no }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tile_restricted_t5_2_output</text:p>
          </table:table-cell>
          <table:table-cell table:number-columns-repeated="5" table:style-name="ce1"/>
          <table:table-cell office:value-type="string" table:style-name="ce1">
            <text:p>@tile_restricted_t5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6" table:style-name="ce1"/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mining_network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1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minerals = yes planet_is_artificial = no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ining_complex_2_3 }</text:p>
          </table:table-cell>
          <table:table-cell table:number-columns-repeated="2" table:style-name="ce1"/>
          <table:table-cell office:value-type="string" table:style-name="ce1">
            <text:p>@tile_restricted_t1_3_output</text:p>
          </table:table-cell>
          <table:table-cell table:number-columns-repeated="5" table:style-name="ce1"/>
          <table:table-cell office:value-type="string" table:style-name="ce1">
            <text:p>@tile_restricted_t1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2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minerals = yes planet_is_artificial = no }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ining_complex_3_3 }</text:p>
          </table:table-cell>
          <table:table-cell table:number-columns-repeated="2" table:style-name="ce1"/>
          <table:table-cell office:value-type="string" table:style-name="ce1">
            <text:p>@tile_restricted_t2_3_output</text:p>
          </table:table-cell>
          <table:table-cell table:number-columns-repeated="5" table:style-name="ce1"/>
          <table:table-cell office:value-type="string" table:style-name="ce1">
            <text:p>@tile_restricted_t2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3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minerals = yes planet_is_artificial = no }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ining_complex_4_3 }</text:p>
          </table:table-cell>
          <table:table-cell table:number-columns-repeated="2" table:style-name="ce1"/>
          <table:table-cell office:value-type="string" table:style-name="ce1">
            <text:p>@tile_restricted_t3_3_output</text:p>
          </table:table-cell>
          <table:table-cell table:number-columns-repeated="5" table:style-name="ce1"/>
          <table:table-cell office:value-type="string" table:style-name="ce1">
            <text:p>@tile_restricted_t3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4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minerals = yes planet_is_artificial = no }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ining_complex_5_3 }</text:p>
          </table:table-cell>
          <table:table-cell table:number-columns-repeated="2" table:style-name="ce1"/>
          <table:table-cell office:value-type="string" table:style-name="ce1">
            <text:p>@tile_restricted_t4_3_output</text:p>
          </table:table-cell>
          <table:table-cell table:number-columns-repeated="5" table:style-name="ce1"/>
          <table:table-cell office:value-type="string" table:style-name="ce1">
            <text:p>@tile_restricted_t4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5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minerals = yes planet_is_artificial = no }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tile_restricted_t5_3_output</text:p>
          </table:table-cell>
          <table:table-cell table:number-columns-repeated="5" table:style-name="ce1"/>
          <table:table-cell office:value-type="string" table:style-name="ce1">
            <text:p>@tile_restricted_t5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6" table:style-name="ce1"/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mining_network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1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minerals = yes planet_is_artificial = no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ining_complex_2_4 }</text:p>
          </table:table-cell>
          <table:table-cell table:number-columns-repeated="2" table:style-name="ce1"/>
          <table:table-cell office:value-type="string" table:style-name="ce1">
            <text:p>@tile_restricted_t1_4_output</text:p>
          </table:table-cell>
          <table:table-cell table:number-columns-repeated="5" table:style-name="ce1"/>
          <table:table-cell office:value-type="string" table:style-name="ce1">
            <text:p>@tile_restricted_t1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2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minerals = yes planet_is_artificial = no }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ining_complex_3_4 }</text:p>
          </table:table-cell>
          <table:table-cell table:number-columns-repeated="2" table:style-name="ce1"/>
          <table:table-cell office:value-type="string" table:style-name="ce1">
            <text:p>@tile_restricted_t2_4_output</text:p>
          </table:table-cell>
          <table:table-cell table:number-columns-repeated="5" table:style-name="ce1"/>
          <table:table-cell office:value-type="string" table:style-name="ce1">
            <text:p>@tile_restricted_t2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3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minerals = yes planet_is_artificial = no }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ining_complex_4_4 }</text:p>
          </table:table-cell>
          <table:table-cell table:number-columns-repeated="2" table:style-name="ce1"/>
          <table:table-cell office:value-type="string" table:style-name="ce1">
            <text:p>@tile_restricted_t3_4_output</text:p>
          </table:table-cell>
          <table:table-cell table:number-columns-repeated="5" table:style-name="ce1"/>
          <table:table-cell office:value-type="string" table:style-name="ce1">
            <text:p>@tile_restricted_t3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4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minerals = yes planet_is_artificial = no }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ining_complex_5_4 }</text:p>
          </table:table-cell>
          <table:table-cell table:number-columns-repeated="2" table:style-name="ce1"/>
          <table:table-cell office:value-type="string" table:style-name="ce1">
            <text:p>@tile_restricted_t4_4_output</text:p>
          </table:table-cell>
          <table:table-cell table:number-columns-repeated="5" table:style-name="ce1"/>
          <table:table-cell office:value-type="string" table:style-name="ce1">
            <text:p>@tile_restricted_t4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5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minerals = yes planet_is_artificial = no }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tile_restricted_t5_4_output</text:p>
          </table:table-cell>
          <table:table-cell table:number-columns-repeated="5" table:style-name="ce1"/>
          <table:table-cell office:value-type="string" table:style-name="ce1">
            <text:p>@tile_restricted_t5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6" table:style-name="ce1"/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mining_network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1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minerals = yes planet_is_artificial = no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basic_industry" }</text:p>
          </table:table-cell>
          <table:table-cell office:value-type="string" table:style-name="ce1">
            <text:p>{ building_mining_complex_2_5 }</text:p>
          </table:table-cell>
          <table:table-cell table:number-columns-repeated="2" table:style-name="ce1"/>
          <table:table-cell office:value-type="string" table:style-name="ce1">
            <text:p>@tile_restricted_t1_5_output</text:p>
          </table:table-cell>
          <table:table-cell table:number-columns-repeated="5" table:style-name="ce1"/>
          <table:table-cell office:value-type="string" table:style-name="ce1">
            <text:p>@tile_restricted_t1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2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minerals = yes planet_is_artificial = no }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2" }</text:p>
          </table:table-cell>
          <table:table-cell office:value-type="string" table:style-name="ce1">
            <text:p>{ building_mining_complex_3_5 }</text:p>
          </table:table-cell>
          <table:table-cell table:number-columns-repeated="2" table:style-name="ce1"/>
          <table:table-cell office:value-type="string" table:style-name="ce1">
            <text:p>@tile_restricted_t2_5_output</text:p>
          </table:table-cell>
          <table:table-cell table:number-columns-repeated="5" table:style-name="ce1"/>
          <table:table-cell office:value-type="string" table:style-name="ce1">
            <text:p>@tile_restricted_t2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3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minerals = yes planet_is_artificial = no }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3" }</text:p>
          </table:table-cell>
          <table:table-cell office:value-type="string" table:style-name="ce1">
            <text:p>{ building_mining_complex_4_5 }</text:p>
          </table:table-cell>
          <table:table-cell table:number-columns-repeated="2" table:style-name="ce1"/>
          <table:table-cell office:value-type="string" table:style-name="ce1">
            <text:p>@tile_restricted_t3_5_output</text:p>
          </table:table-cell>
          <table:table-cell table:number-columns-repeated="5" table:style-name="ce1"/>
          <table:table-cell office:value-type="string" table:style-name="ce1">
            <text:p>@tile_restricted_t3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4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minerals = yes planet_is_artificial = no }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4" }</text:p>
          </table:table-cell>
          <table:table-cell office:value-type="string" table:style-name="ce1">
            <text:p>{ building_mining_complex_5_5 }</text:p>
          </table:table-cell>
          <table:table-cell table:number-columns-repeated="2" table:style-name="ce1"/>
          <table:table-cell office:value-type="string" table:style-name="ce1">
            <text:p>@tile_restricted_t4_5_output</text:p>
          </table:table-cell>
          <table:table-cell table:number-columns-repeated="5" table:style-name="ce1"/>
          <table:table-cell office:value-type="string" table:style-name="ce1">
            <text:p>@tile_restricted_t4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21" table:style-name="ce1"/>
          <table:table-cell office:value-type="string" table:style-name="ce1">
            <text:p>"building_mining_network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mining_complex_5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minerals = yes planet_is_artificial = no }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{ "tech_mining_network_5" }</text:p>
          </table:table-cell>
          <table:table-cell table:number-columns-repeated="3" table:style-name="ce1"/>
          <table:table-cell office:value-type="string" table:style-name="ce1">
            <text:p>@tile_restricted_t5_5_output</text:p>
          </table:table-cell>
          <table:table-cell table:number-columns-repeated="5" table:style-name="ce1"/>
          <table:table-cell office:value-type="string" table:style-name="ce1">
            <text:p>@tile_restricted_t5_static_resource_add</text:p>
          </table:table-cell>
          <table:table-cell table:number-columns-repeated="8" table:style-name="ce1"/>
          <table:table-cell office:value-type="string" table:style-name="ce1">
            <text:p>{ modifier = { weight = 0 NOT = { has_deposit = minerals_building_tile } } modifier = { factor = 5 from.owner = { has_country_flag = minerals_focus_factor_1 } } modifier = { factor = 10 from.owner = { has_country_flag = minerals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6" table:style-name="ce1"/>
          <table:table-cell office:value-type="string" table:style-name="ce1">
            <text:p>@tile_restricted_t5_triggered_planet_modifier</text:p>
          </table:table-cell>
          <table:table-cell table:number-columns-repeated="5" table:style-name="ce1"/>
          <table:table-cell office:value-type="string" table:style-name="ce1">
            <text:p>"building_mining_network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1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conditions_tile_restricted_1_food = yes owner_is_machine_empire = no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farming_complex_2_1 }</text:p>
          </table:table-cell>
          <table:table-cell office:value-type="string" table:style-name="ce1">
            <text:p>@tile_restricted_t1_1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2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conditions_tile_restricted_1_food = yes owner_is_machine_empire = no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farming_complex_3_1 }</text:p>
          </table:table-cell>
          <table:table-cell office:value-type="string" table:style-name="ce1">
            <text:p>@tile_restricted_t2_1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3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conditions_tile_restricted_1_food = yes owner_is_machine_empire = no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farming_complex_4_1 }</text:p>
          </table:table-cell>
          <table:table-cell office:value-type="string" table:style-name="ce1">
            <text:p>@tile_restricted_t3_1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4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conditions_tile_restricted_1_food = yes owner_is_machine_empire = no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farming_complex_5_1 }</text:p>
          </table:table-cell>
          <table:table-cell office:value-type="string" table:style-name="ce1">
            <text:p>@tile_restricted_t4_1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5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conditions_tile_restricted_1_food = yes owner_is_machine_empire = no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superior_agriculture" }</text:p>
          </table:table-cell>
          <table:table-cell table:style-name="ce1"/>
          <table:table-cell office:value-type="string" table:style-name="ce1">
            <text:p>@tile_restricted_t5_1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7" table:style-name="ce1"/>
          <table:table-cell office:value-type="string" table:style-name="ce1">
            <text:p>@tile_restricted_t5_triggered_planet_modifier</text:p>
          </table:table-cell>
          <table:table-cell table:number-columns-repeated="4" table:style-name="ce1"/>
          <table:table-cell office:value-type="string" table:style-name="ce1">
            <text:p>"building_farming_complex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1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2_food = yes owner_is_machine_empire = no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farming_complex_2_2 }</text:p>
          </table:table-cell>
          <table:table-cell office:value-type="string" table:style-name="ce1">
            <text:p>@tile_restricted_t1_2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2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2_food = yes owner_is_machine_empire = no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farming_complex_3_2 }</text:p>
          </table:table-cell>
          <table:table-cell office:value-type="string" table:style-name="ce1">
            <text:p>@tile_restricted_t2_2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3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2_food = yes owner_is_machine_empire = no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farming_complex_4_2 }</text:p>
          </table:table-cell>
          <table:table-cell office:value-type="string" table:style-name="ce1">
            <text:p>@tile_restricted_t3_2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4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2_food = yes owner_is_machine_empire = no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farming_complex_5_2 }</text:p>
          </table:table-cell>
          <table:table-cell office:value-type="string" table:style-name="ce1">
            <text:p>@tile_restricted_t4_2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5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2_food = yes owner_is_machine_empire = no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superior_agriculture" }</text:p>
          </table:table-cell>
          <table:table-cell table:style-name="ce1"/>
          <table:table-cell office:value-type="string" table:style-name="ce1">
            <text:p>@tile_restricted_t5_2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7" table:style-name="ce1"/>
          <table:table-cell office:value-type="string" table:style-name="ce1">
            <text:p>@tile_restricted_t5_triggered_planet_modifier</text:p>
          </table:table-cell>
          <table:table-cell table:number-columns-repeated="4" table:style-name="ce1"/>
          <table:table-cell office:value-type="string" table:style-name="ce1">
            <text:p>"building_farming_complex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1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3_food = yes owner_is_machine_empire = no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farming_complex_2_3 }</text:p>
          </table:table-cell>
          <table:table-cell office:value-type="string" table:style-name="ce1">
            <text:p>@tile_restricted_t1_3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2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3_food = yes owner_is_machine_empire = no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farming_complex_3_3 }</text:p>
          </table:table-cell>
          <table:table-cell office:value-type="string" table:style-name="ce1">
            <text:p>@tile_restricted_t2_3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3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3_food = yes owner_is_machine_empire = no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farming_complex_4_3 }</text:p>
          </table:table-cell>
          <table:table-cell office:value-type="string" table:style-name="ce1">
            <text:p>@tile_restricted_t3_3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4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3_food = yes owner_is_machine_empire = no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farming_complex_5_3 }</text:p>
          </table:table-cell>
          <table:table-cell office:value-type="string" table:style-name="ce1">
            <text:p>@tile_restricted_t4_3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5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3_food = yes owner_is_machine_empire = no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superior_agriculture" }</text:p>
          </table:table-cell>
          <table:table-cell table:style-name="ce1"/>
          <table:table-cell office:value-type="string" table:style-name="ce1">
            <text:p>@tile_restricted_t5_3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7" table:style-name="ce1"/>
          <table:table-cell office:value-type="string" table:style-name="ce1">
            <text:p>@tile_restricted_t5_triggered_planet_modifier</text:p>
          </table:table-cell>
          <table:table-cell table:number-columns-repeated="4" table:style-name="ce1"/>
          <table:table-cell office:value-type="string" table:style-name="ce1">
            <text:p>"building_farming_complex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1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4_food = yes owner_is_machine_empire = no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farming_complex_2_4 }</text:p>
          </table:table-cell>
          <table:table-cell office:value-type="string" table:style-name="ce1">
            <text:p>@tile_restricted_t1_4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2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4_food = yes owner_is_machine_empire = no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farming_complex_3_4 }</text:p>
          </table:table-cell>
          <table:table-cell office:value-type="string" table:style-name="ce1">
            <text:p>@tile_restricted_t2_4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3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4_food = yes owner_is_machine_empire = no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farming_complex_4_4 }</text:p>
          </table:table-cell>
          <table:table-cell office:value-type="string" table:style-name="ce1">
            <text:p>@tile_restricted_t3_4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4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4_food = yes owner_is_machine_empire = no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farming_complex_5_4 }</text:p>
          </table:table-cell>
          <table:table-cell office:value-type="string" table:style-name="ce1">
            <text:p>@tile_restricted_t4_4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5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4_food = yes owner_is_machine_empire = no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superior_agriculture" }</text:p>
          </table:table-cell>
          <table:table-cell table:style-name="ce1"/>
          <table:table-cell office:value-type="string" table:style-name="ce1">
            <text:p>@tile_restricted_t5_4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7" table:style-name="ce1"/>
          <table:table-cell office:value-type="string" table:style-name="ce1">
            <text:p>@tile_restricted_t5_triggered_planet_modifier</text:p>
          </table:table-cell>
          <table:table-cell table:number-columns-repeated="4" table:style-name="ce1"/>
          <table:table-cell office:value-type="string" table:style-name="ce1">
            <text:p>"building_farming_complex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1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5_food = yes owner_is_machine_empire = no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eco_simulation" }</text:p>
          </table:table-cell>
          <table:table-cell office:value-type="string" table:style-name="ce1">
            <text:p>{ building_farming_complex_2_5 }</text:p>
          </table:table-cell>
          <table:table-cell office:value-type="string" table:style-name="ce1">
            <text:p>@tile_restricted_t1_5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2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5_food = yes owner_is_machine_empire = no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hydroponics" }</text:p>
          </table:table-cell>
          <table:table-cell office:value-type="string" table:style-name="ce1">
            <text:p>{ building_farming_complex_3_5 }</text:p>
          </table:table-cell>
          <table:table-cell office:value-type="string" table:style-name="ce1">
            <text:p>@tile_restricted_t2_5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3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5_food = yes owner_is_machine_empire = no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gene_crops" }</text:p>
          </table:table-cell>
          <table:table-cell office:value-type="string" table:style-name="ce1">
            <text:p>{ building_farming_complex_4_5 }</text:p>
          </table:table-cell>
          <table:table-cell office:value-type="string" table:style-name="ce1">
            <text:p>@tile_restricted_t3_5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4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5_food = yes owner_is_machine_empire = no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nano_vitality_crops" }</text:p>
          </table:table-cell>
          <table:table-cell office:value-type="string" table:style-name="ce1">
            <text:p>{ building_farming_complex_5_5 }</text:p>
          </table:table-cell>
          <table:table-cell office:value-type="string" table:style-name="ce1">
            <text:p>@tile_restricted_t4_5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table:number-columns-repeated="14" table:style-name="ce1"/>
          <table:table-cell office:value-type="string" table:style-name="ce1">
            <text:p>"building_farming_complex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arming_complex_5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{ conditions_tile_restricted_5_food = yes owner_is_machine_empire = no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superior_agriculture" }</text:p>
          </table:table-cell>
          <table:table-cell table:style-name="ce1"/>
          <table:table-cell office:value-type="string" table:style-name="ce1">
            <text:p>@tile_restricted_t5_5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5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number-columns-repeated="6" table:style-name="ce1"/>
          <table:table-cell office:value-type="string" table:style-name="ce1">
            <text:p>{ modifier = { has_valid_civic = civic_agrarian_idyll resources = { unity = 1 } } modifier = { has_swapped_tradition = tr_adaptability_finish resources = { minerals = 1 } } }</text:p>
          </table:table-cell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7" table:style-name="ce1"/>
          <table:table-cell office:value-type="string" table:style-name="ce1">
            <text:p>@tile_restricted_t5_triggered_planet_modifier</text:p>
          </table:table-cell>
          <table:table-cell table:number-columns-repeated="4" table:style-name="ce1"/>
          <table:table-cell office:value-type="string" table:style-name="ce1">
            <text:p>"building_farming_complex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1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energy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isotope_refinery_2_1 }</text:p>
          </table:table-cell>
          <table:table-cell table:style-name="ce1"/>
          <table:table-cell office:value-type="string" table:style-name="ce1">
            <text:p>@tile_restricted_t1_1_output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@tile_restricted_t1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1"</text:p>
          </table:table-cell>
          <table:table-cell table:number-columns-repeated="16316"/>
        </table:table-row>
        <table:table-row table:style-name="ro1">
          <table:table-cell table:number-columns-repeated="34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@tile_restricted_t1_static_resource_add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1">
            <text:p>building_isotope_refinery_2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energy = yes }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isotope_refinery_3_1 }</text:p>
          </table:table-cell>
          <table:table-cell table:style-name="ce1"/>
          <table:table-cell office:value-type="string" table:style-name="ce1">
            <text:p>@tile_restricted_t2_1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3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energy = yes }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isotope_refinery_4_1 }</text:p>
          </table:table-cell>
          <table:table-cell table:style-name="ce1"/>
          <table:table-cell office:value-type="string" table:style-name="ce1">
            <text:p>@tile_restricted_t3_1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4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energ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isotope_refinery_5_1 }</text:p>
          </table:table-cell>
          <table:table-cell table:style-name="ce1"/>
          <table:table-cell office:value-type="string" table:style-name="ce1">
            <text:p>@tile_restricted_t4_1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5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energ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tile_restricted_t5_1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8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power_plant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1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energy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isotope_refinery_2_2 }</text:p>
          </table:table-cell>
          <table:table-cell table:style-name="ce1"/>
          <table:table-cell office:value-type="string" table:style-name="ce1">
            <text:p>@tile_restricted_t1_2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2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energy = yes }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isotope_refinery_3_2 }</text:p>
          </table:table-cell>
          <table:table-cell table:style-name="ce1"/>
          <table:table-cell office:value-type="string" table:style-name="ce1">
            <text:p>@tile_restricted_t2_2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3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energy = yes }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isotope_refinery_4_2 }</text:p>
          </table:table-cell>
          <table:table-cell table:style-name="ce1"/>
          <table:table-cell office:value-type="string" table:style-name="ce1">
            <text:p>@tile_restricted_t3_2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4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energ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isotope_refinery_5_2 }</text:p>
          </table:table-cell>
          <table:table-cell table:style-name="ce1"/>
          <table:table-cell office:value-type="string" table:style-name="ce1">
            <text:p>@tile_restricted_t4_2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5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energ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tile_restricted_t5_2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8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power_plant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1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energy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isotope_refinery_2_3 }</text:p>
          </table:table-cell>
          <table:table-cell table:style-name="ce1"/>
          <table:table-cell office:value-type="string" table:style-name="ce1">
            <text:p>@tile_restricted_t1_3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2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energy = yes }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isotope_refinery_3_3 }</text:p>
          </table:table-cell>
          <table:table-cell table:style-name="ce1"/>
          <table:table-cell office:value-type="string" table:style-name="ce1">
            <text:p>@tile_restricted_t2_3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3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energy = yes }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isotope_refinery_4_3 }</text:p>
          </table:table-cell>
          <table:table-cell table:style-name="ce1"/>
          <table:table-cell office:value-type="string" table:style-name="ce1">
            <text:p>@tile_restricted_t3_3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4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energ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isotope_refinery_5_3 }</text:p>
          </table:table-cell>
          <table:table-cell table:style-name="ce1"/>
          <table:table-cell office:value-type="string" table:style-name="ce1">
            <text:p>@tile_restricted_t4_3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5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energ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tile_restricted_t5_3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8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power_plant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1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energy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isotope_refinery_2_4 }</text:p>
          </table:table-cell>
          <table:table-cell table:style-name="ce1"/>
          <table:table-cell office:value-type="string" table:style-name="ce1">
            <text:p>@tile_restricted_t1_4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2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energy = yes }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isotope_refinery_3_4 }</text:p>
          </table:table-cell>
          <table:table-cell table:style-name="ce1"/>
          <table:table-cell office:value-type="string" table:style-name="ce1">
            <text:p>@tile_restricted_t2_4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3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energy = yes }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isotope_refinery_4_4 }</text:p>
          </table:table-cell>
          <table:table-cell table:style-name="ce1"/>
          <table:table-cell office:value-type="string" table:style-name="ce1">
            <text:p>@tile_restricted_t3_4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4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energ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isotope_refinery_5_4 }</text:p>
          </table:table-cell>
          <table:table-cell table:style-name="ce1"/>
          <table:table-cell office:value-type="string" table:style-name="ce1">
            <text:p>@tile_restricted_t4_4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5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energ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tile_restricted_t5_4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8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power_plant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1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energy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1" }</text:p>
          </table:table-cell>
          <table:table-cell office:value-type="string" table:style-name="ce1">
            <text:p>{ building_isotope_refinery_2_5 }</text:p>
          </table:table-cell>
          <table:table-cell table:style-name="ce1"/>
          <table:table-cell office:value-type="string" table:style-name="ce1">
            <text:p>@tile_restricted_t1_5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2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energy = yes }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2" }</text:p>
          </table:table-cell>
          <table:table-cell office:value-type="string" table:style-name="ce1">
            <text:p>{ building_isotope_refinery_3_5 }</text:p>
          </table:table-cell>
          <table:table-cell table:style-name="ce1"/>
          <table:table-cell office:value-type="string" table:style-name="ce1">
            <text:p>@tile_restricted_t2_5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3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energy = yes }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3" }</text:p>
          </table:table-cell>
          <table:table-cell office:value-type="string" table:style-name="ce1">
            <text:p>{ building_isotope_refinery_4_5 }</text:p>
          </table:table-cell>
          <table:table-cell table:style-name="ce1"/>
          <table:table-cell office:value-type="string" table:style-name="ce1">
            <text:p>@tile_restricted_t3_5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4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energ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4" }</text:p>
          </table:table-cell>
          <table:table-cell office:value-type="string" table:style-name="ce1">
            <text:p>{ building_isotope_refinery_5_5 }</text:p>
          </table:table-cell>
          <table:table-cell table:style-name="ce1"/>
          <table:table-cell office:value-type="string" table:style-name="ce1">
            <text:p>@tile_restricted_t4_5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21" table:style-name="ce1"/>
          <table:table-cell office:value-type="string" table:style-name="ce1">
            <text:p>"building_power_plant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isotope_refinery_5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energ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{ "tech_power_plant_5" }</text:p>
          </table:table-cell>
          <table:table-cell table:number-columns-repeated="2" table:style-name="ce1"/>
          <table:table-cell office:value-type="string" table:style-name="ce1">
            <text:p>@tile_restricted_t5_5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6" table:style-name="ce1"/>
          <table:table-cell office:value-type="string" table:style-name="ce1">
            <text:p>{ modifier = { weight = 0 NOT = { has_deposit = energy_building_tile } } modifier = { factor = 5 from.owner = { has_country_flag = energy_focus_factor_1 } } modifier = { factor = 10 from.owner = { has_country_flag = energy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8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power_plant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1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food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1" }</text:p>
          </table:table-cell>
          <table:table-cell office:value-type="string" table:style-name="ce1">
            <text:p>{ building_biofuel_refinery_2_1 }</text:p>
          </table:table-cell>
          <table:table-cell table:style-name="ce1"/>
          <table:table-cell office:value-type="string" table:style-name="ce1">
            <text:p>@tile_restricted_t1_1_output</text:p>
          </table:table-cell>
          <table:table-cell table:number-columns-repeated="4" table:style-name="ce1"/>
          <table:table-cell office:value-type="string" table:style-name="ce1">
            <text:p>OCC0</text:p>
          </table:table-cell>
          <table:table-cell table:number-columns-repeated="3" table:style-name="ce1"/>
          <table:table-cell office:value-type="string" table:style-name="ce1">
            <text:p>@tile_restricted_t1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1"</text:p>
          </table:table-cell>
          <table:table-cell table:number-columns-repeated="16316"/>
        </table:table-row>
        <table:table-row table:style-name="ro1">
          <table:table-cell table:number-columns-repeated="34" table:style-name="ce1"/>
          <table:table-cell office:value-type="string" table:style-name="ce1">
            <text:p>OCC1</text:p>
          </table:table-cell>
          <table:table-cell table:number-columns-repeated="3" table:style-name="ce1"/>
          <table:table-cell office:value-type="string" table:style-name="ce1">
            <text:p>@tile_restricted_t1_static_resource_add</text:p>
          </table:table-cell>
          <table:table-cell table:number-columns-repeated="16345" table:style-name="ce1"/>
        </table:table-row>
        <table:table-row table:style-name="ro1">
          <table:table-cell office:value-type="string" table:style-name="ce1">
            <text:p>building_biofuel_refinery_2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food = yes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2" }</text:p>
          </table:table-cell>
          <table:table-cell office:value-type="string" table:style-name="ce1">
            <text:p>{ building_biofuel_refinery_3_1 }</text:p>
          </table:table-cell>
          <table:table-cell table:style-name="ce1"/>
          <table:table-cell office:value-type="string" table:style-name="ce1">
            <text:p>@tile_restricted_t2_1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3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food = yes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3" }</text:p>
          </table:table-cell>
          <table:table-cell office:value-type="string" table:style-name="ce1">
            <text:p>{ building_biofuel_refinery_4_1 }</text:p>
          </table:table-cell>
          <table:table-cell table:style-name="ce1"/>
          <table:table-cell office:value-type="string" table:style-name="ce1">
            <text:p>@tile_restricted_t3_1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4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foo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4" }</text:p>
          </table:table-cell>
          <table:table-cell office:value-type="string" table:style-name="ce1">
            <text:p>{ building_biofuel_refinery_5_1 }</text:p>
          </table:table-cell>
          <table:table-cell table:style-name="ce1"/>
          <table:table-cell office:value-type="string" table:style-name="ce1">
            <text:p>@tile_restricted_t4_1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5_1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foo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5" }</text:p>
          </table:table-cell>
          <table:table-cell table:number-columns-repeated="2" table:style-name="ce1"/>
          <table:table-cell office:value-type="string" table:style-name="ce1">
            <text:p>@tile_restricted_t5_1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8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biofuel_refinery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1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food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1" }</text:p>
          </table:table-cell>
          <table:table-cell office:value-type="string" table:style-name="ce1">
            <text:p>{ building_biofuel_refinery_2_2 }</text:p>
          </table:table-cell>
          <table:table-cell table:style-name="ce1"/>
          <table:table-cell office:value-type="string" table:style-name="ce1">
            <text:p>@tile_restricted_t1_2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2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food = yes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2" }</text:p>
          </table:table-cell>
          <table:table-cell office:value-type="string" table:style-name="ce1">
            <text:p>{ building_biofuel_refinery_3_2 }</text:p>
          </table:table-cell>
          <table:table-cell table:style-name="ce1"/>
          <table:table-cell office:value-type="string" table:style-name="ce1">
            <text:p>@tile_restricted_t2_2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3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food = yes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3" }</text:p>
          </table:table-cell>
          <table:table-cell office:value-type="string" table:style-name="ce1">
            <text:p>{ building_biofuel_refinery_4_2 }</text:p>
          </table:table-cell>
          <table:table-cell table:style-name="ce1"/>
          <table:table-cell office:value-type="string" table:style-name="ce1">
            <text:p>@tile_restricted_t3_2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4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foo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4" }</text:p>
          </table:table-cell>
          <table:table-cell office:value-type="string" table:style-name="ce1">
            <text:p>{ building_biofuel_refinery_5_2 }</text:p>
          </table:table-cell>
          <table:table-cell table:style-name="ce1"/>
          <table:table-cell office:value-type="string" table:style-name="ce1">
            <text:p>@tile_restricted_t4_2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5_2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foo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5" }</text:p>
          </table:table-cell>
          <table:table-cell table:number-columns-repeated="2" table:style-name="ce1"/>
          <table:table-cell office:value-type="string" table:style-name="ce1">
            <text:p>@tile_restricted_t5_2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8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biofuel_refinery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1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food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1" }</text:p>
          </table:table-cell>
          <table:table-cell office:value-type="string" table:style-name="ce1">
            <text:p>{ building_biofuel_refinery_2_3 }</text:p>
          </table:table-cell>
          <table:table-cell table:style-name="ce1"/>
          <table:table-cell office:value-type="string" table:style-name="ce1">
            <text:p>@tile_restricted_t1_3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2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food = yes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2" }</text:p>
          </table:table-cell>
          <table:table-cell office:value-type="string" table:style-name="ce1">
            <text:p>{ building_biofuel_refinery_3_3 }</text:p>
          </table:table-cell>
          <table:table-cell table:style-name="ce1"/>
          <table:table-cell office:value-type="string" table:style-name="ce1">
            <text:p>@tile_restricted_t2_3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3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food = yes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3" }</text:p>
          </table:table-cell>
          <table:table-cell office:value-type="string" table:style-name="ce1">
            <text:p>{ building_biofuel_refinery_4_3 }</text:p>
          </table:table-cell>
          <table:table-cell table:style-name="ce1"/>
          <table:table-cell office:value-type="string" table:style-name="ce1">
            <text:p>@tile_restricted_t3_3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4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foo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4" }</text:p>
          </table:table-cell>
          <table:table-cell office:value-type="string" table:style-name="ce1">
            <text:p>{ building_biofuel_refinery_5_3 }</text:p>
          </table:table-cell>
          <table:table-cell table:style-name="ce1"/>
          <table:table-cell office:value-type="string" table:style-name="ce1">
            <text:p>@tile_restricted_t4_3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5_3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foo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5" }</text:p>
          </table:table-cell>
          <table:table-cell table:number-columns-repeated="2" table:style-name="ce1"/>
          <table:table-cell office:value-type="string" table:style-name="ce1">
            <text:p>@tile_restricted_t5_3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8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biofuel_refinery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1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food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1" }</text:p>
          </table:table-cell>
          <table:table-cell office:value-type="string" table:style-name="ce1">
            <text:p>{ building_biofuel_refinery_2_4 }</text:p>
          </table:table-cell>
          <table:table-cell table:style-name="ce1"/>
          <table:table-cell office:value-type="string" table:style-name="ce1">
            <text:p>@tile_restricted_t1_4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2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food = yes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2" }</text:p>
          </table:table-cell>
          <table:table-cell office:value-type="string" table:style-name="ce1">
            <text:p>{ building_biofuel_refinery_3_4 }</text:p>
          </table:table-cell>
          <table:table-cell table:style-name="ce1"/>
          <table:table-cell office:value-type="string" table:style-name="ce1">
            <text:p>@tile_restricted_t2_4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3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food = yes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3" }</text:p>
          </table:table-cell>
          <table:table-cell office:value-type="string" table:style-name="ce1">
            <text:p>{ building_biofuel_refinery_4_4 }</text:p>
          </table:table-cell>
          <table:table-cell table:style-name="ce1"/>
          <table:table-cell office:value-type="string" table:style-name="ce1">
            <text:p>@tile_restricted_t3_4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4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foo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4" }</text:p>
          </table:table-cell>
          <table:table-cell office:value-type="string" table:style-name="ce1">
            <text:p>{ building_biofuel_refinery_5_4 }</text:p>
          </table:table-cell>
          <table:table-cell table:style-name="ce1"/>
          <table:table-cell office:value-type="string" table:style-name="ce1">
            <text:p>@tile_restricted_t4_4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5_4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foo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5" }</text:p>
          </table:table-cell>
          <table:table-cell table:number-columns-repeated="2" table:style-name="ce1"/>
          <table:table-cell office:value-type="string" table:style-name="ce1">
            <text:p>@tile_restricted_t5_4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8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biofuel_refinery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1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food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1" }</text:p>
          </table:table-cell>
          <table:table-cell office:value-type="string" table:style-name="ce1">
            <text:p>{ building_biofuel_refinery_2_5 }</text:p>
          </table:table-cell>
          <table:table-cell table:style-name="ce1"/>
          <table:table-cell office:value-type="string" table:style-name="ce1">
            <text:p>@tile_restricted_t1_5_output</text:p>
          </table:table-cell>
          <table:table-cell table:number-columns-repeated="8" table:style-name="ce1"/>
          <table:table-cell office:value-type="string" table:style-name="ce1">
            <text:p>@tile_restricted_t1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2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food = yes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2" }</text:p>
          </table:table-cell>
          <table:table-cell office:value-type="string" table:style-name="ce1">
            <text:p>{ building_biofuel_refinery_3_5 }</text:p>
          </table:table-cell>
          <table:table-cell table:style-name="ce1"/>
          <table:table-cell office:value-type="string" table:style-name="ce1">
            <text:p>@tile_restricted_t2_5_output</text:p>
          </table:table-cell>
          <table:table-cell table:number-columns-repeated="8" table:style-name="ce1"/>
          <table:table-cell office:value-type="string" table:style-name="ce1">
            <text:p>@tile_restricted_t2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3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food = yes }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3" }</text:p>
          </table:table-cell>
          <table:table-cell office:value-type="string" table:style-name="ce1">
            <text:p>{ building_biofuel_refinery_4_5 }</text:p>
          </table:table-cell>
          <table:table-cell table:style-name="ce1"/>
          <table:table-cell office:value-type="string" table:style-name="ce1">
            <text:p>@tile_restricted_t3_5_output</text:p>
          </table:table-cell>
          <table:table-cell table:number-columns-repeated="8" table:style-name="ce1"/>
          <table:table-cell office:value-type="string" table:style-name="ce1">
            <text:p>@tile_restricted_t3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4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foo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4" }</text:p>
          </table:table-cell>
          <table:table-cell office:value-type="string" table:style-name="ce1">
            <text:p>{ building_biofuel_refinery_5_5 }</text:p>
          </table:table-cell>
          <table:table-cell table:style-name="ce1"/>
          <table:table-cell office:value-type="string" table:style-name="ce1">
            <text:p>@tile_restricted_t4_5_output</text:p>
          </table:table-cell>
          <table:table-cell table:number-columns-repeated="8" table:style-name="ce1"/>
          <table:table-cell office:value-type="string" table:style-name="ce1">
            <text:p>@tile_restricted_t4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21" table:style-name="ce1"/>
          <table:table-cell office:value-type="string" table:style-name="ce1">
            <text:p>"building_biofuel_refinery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biofuel_refinery_5_5</text:p>
          </table:table-cell>
          <table:table-cell office:value-type="string" table:style-name="ce1">
            <text:p>{ standard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table:number-columns-repeated="7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food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{ "tech_biofuel_refining_5" }</text:p>
          </table:table-cell>
          <table:table-cell table:number-columns-repeated="2" table:style-name="ce1"/>
          <table:table-cell office:value-type="string" table:style-name="ce1">
            <text:p>@tile_restricted_t5_5_output</text:p>
          </table:table-cell>
          <table:table-cell table:number-columns-repeated="8" table:style-name="ce1"/>
          <table:table-cell office:value-type="string" table:style-name="ce1">
            <text:p>@tile_restricted_t5_static_resource_add</text:p>
          </table:table-cell>
          <table:table-cell table:number-columns-repeated="6" table:style-name="ce1"/>
          <table:table-cell office:value-type="string" table:style-name="ce1">
            <text:p>{ weight = 0 modifier = { weight = 10 from.owner = { has_country_flag = food_delimited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8" table:style-name="ce1"/>
          <table:table-cell office:value-type="string" table:style-name="ce1">
            <text:p>@tile_restricted_t5_triggered_planet_modifier</text:p>
          </table:table-cell>
          <table:table-cell table:number-columns-repeated="3" table:style-name="ce1"/>
          <table:table-cell office:value-type="string" table:style-name="ce1">
            <text:p>"building_biofuel_refinery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1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society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ety_lab_2_1 }</text:p>
          </table:table-cell>
          <table:table-cell table:number-columns-repeated="3" table:style-name="ce1"/>
          <table:table-cell office:value-type="string" table:style-name="ce1">
            <text:p>@tile_restricted_t1_1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2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society = yes }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ety_lab_3_1 }</text:p>
          </table:table-cell>
          <table:table-cell table:number-columns-repeated="3" table:style-name="ce1"/>
          <table:table-cell office:value-type="string" table:style-name="ce1">
            <text:p>@tile_restricted_t2_1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3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society = yes }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ety_lab_4_1 }</text:p>
          </table:table-cell>
          <table:table-cell table:number-columns-repeated="3" table:style-name="ce1"/>
          <table:table-cell office:value-type="string" table:style-name="ce1">
            <text:p>@tile_restricted_t3_1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4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societ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ety_lab_5_1 }</text:p>
          </table:table-cell>
          <table:table-cell table:number-columns-repeated="3" table:style-name="ce1"/>
          <table:table-cell office:value-type="string" table:style-name="ce1">
            <text:p>@tile_restricted_t4_1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5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societ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tile_restricted_t5_1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9" table:style-name="ce1"/>
          <table:table-cell office:value-type="string" table:style-name="ce1">
            <text:p>@tile_restricted_t5_triggered_planet_modifier</text:p>
          </table:table-cell>
          <table:table-cell table:number-columns-repeated="2" table:style-name="ce1"/>
          <table:table-cell office:value-type="string" table:style-name="ce1">
            <text:p>"building_biolab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1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society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ety_lab_2_2 }</text:p>
          </table:table-cell>
          <table:table-cell table:number-columns-repeated="3" table:style-name="ce1"/>
          <table:table-cell office:value-type="string" table:style-name="ce1">
            <text:p>@tile_restricted_t1_2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2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society = yes }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ety_lab_3_2 }</text:p>
          </table:table-cell>
          <table:table-cell table:number-columns-repeated="3" table:style-name="ce1"/>
          <table:table-cell office:value-type="string" table:style-name="ce1">
            <text:p>@tile_restricted_t2_2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3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society = yes }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ety_lab_4_2 }</text:p>
          </table:table-cell>
          <table:table-cell table:number-columns-repeated="3" table:style-name="ce1"/>
          <table:table-cell office:value-type="string" table:style-name="ce1">
            <text:p>@tile_restricted_t3_2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4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societ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ety_lab_5_2 }</text:p>
          </table:table-cell>
          <table:table-cell table:number-columns-repeated="3" table:style-name="ce1"/>
          <table:table-cell office:value-type="string" table:style-name="ce1">
            <text:p>@tile_restricted_t4_2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5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societ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tile_restricted_t5_2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9" table:style-name="ce1"/>
          <table:table-cell office:value-type="string" table:style-name="ce1">
            <text:p>@tile_restricted_t5_triggered_planet_modifier</text:p>
          </table:table-cell>
          <table:table-cell table:number-columns-repeated="2" table:style-name="ce1"/>
          <table:table-cell office:value-type="string" table:style-name="ce1">
            <text:p>"building_biolab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1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society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ety_lab_2_3 }</text:p>
          </table:table-cell>
          <table:table-cell table:number-columns-repeated="3" table:style-name="ce1"/>
          <table:table-cell office:value-type="string" table:style-name="ce1">
            <text:p>@tile_restricted_t1_3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2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society = yes }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ety_lab_3_3 }</text:p>
          </table:table-cell>
          <table:table-cell table:number-columns-repeated="3" table:style-name="ce1"/>
          <table:table-cell office:value-type="string" table:style-name="ce1">
            <text:p>@tile_restricted_t2_3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3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society = yes }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ety_lab_4_3 }</text:p>
          </table:table-cell>
          <table:table-cell table:number-columns-repeated="3" table:style-name="ce1"/>
          <table:table-cell office:value-type="string" table:style-name="ce1">
            <text:p>@tile_restricted_t3_3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4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societ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ety_lab_5_3 }</text:p>
          </table:table-cell>
          <table:table-cell table:number-columns-repeated="3" table:style-name="ce1"/>
          <table:table-cell office:value-type="string" table:style-name="ce1">
            <text:p>@tile_restricted_t4_3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5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societ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tile_restricted_t5_3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9" table:style-name="ce1"/>
          <table:table-cell office:value-type="string" table:style-name="ce1">
            <text:p>@tile_restricted_t5_triggered_planet_modifier</text:p>
          </table:table-cell>
          <table:table-cell table:number-columns-repeated="2" table:style-name="ce1"/>
          <table:table-cell office:value-type="string" table:style-name="ce1">
            <text:p>"building_biolab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1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society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ety_lab_2_4 }</text:p>
          </table:table-cell>
          <table:table-cell table:number-columns-repeated="3" table:style-name="ce1"/>
          <table:table-cell office:value-type="string" table:style-name="ce1">
            <text:p>@tile_restricted_t1_4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2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society = yes }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ety_lab_3_4 }</text:p>
          </table:table-cell>
          <table:table-cell table:number-columns-repeated="3" table:style-name="ce1"/>
          <table:table-cell office:value-type="string" table:style-name="ce1">
            <text:p>@tile_restricted_t2_4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3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society = yes }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ety_lab_4_4 }</text:p>
          </table:table-cell>
          <table:table-cell table:number-columns-repeated="3" table:style-name="ce1"/>
          <table:table-cell office:value-type="string" table:style-name="ce1">
            <text:p>@tile_restricted_t3_4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4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societ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ety_lab_5_4 }</text:p>
          </table:table-cell>
          <table:table-cell table:number-columns-repeated="3" table:style-name="ce1"/>
          <table:table-cell office:value-type="string" table:style-name="ce1">
            <text:p>@tile_restricted_t4_4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5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societ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tile_restricted_t5_4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9" table:style-name="ce1"/>
          <table:table-cell office:value-type="string" table:style-name="ce1">
            <text:p>@tile_restricted_t5_triggered_planet_modifier</text:p>
          </table:table-cell>
          <table:table-cell table:number-columns-repeated="2" table:style-name="ce1"/>
          <table:table-cell office:value-type="string" table:style-name="ce1">
            <text:p>"building_biolab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1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society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society_lab_2_5 }</text:p>
          </table:table-cell>
          <table:table-cell table:number-columns-repeated="3" table:style-name="ce1"/>
          <table:table-cell office:value-type="string" table:style-name="ce1">
            <text:p>@tile_restricted_t1_5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2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society = yes }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1" }</text:p>
          </table:table-cell>
          <table:table-cell office:value-type="string" table:style-name="ce1">
            <text:p>{ building_society_lab_3_5 }</text:p>
          </table:table-cell>
          <table:table-cell table:number-columns-repeated="3" table:style-name="ce1"/>
          <table:table-cell office:value-type="string" table:style-name="ce1">
            <text:p>@tile_restricted_t2_5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3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society = yes }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2" }</text:p>
          </table:table-cell>
          <table:table-cell office:value-type="string" table:style-name="ce1">
            <text:p>{ building_society_lab_4_5 }</text:p>
          </table:table-cell>
          <table:table-cell table:number-columns-repeated="3" table:style-name="ce1"/>
          <table:table-cell office:value-type="string" table:style-name="ce1">
            <text:p>@tile_restricted_t3_5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4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societ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3" }</text:p>
          </table:table-cell>
          <table:table-cell office:value-type="string" table:style-name="ce1">
            <text:p>{ building_society_lab_5_5 }</text:p>
          </table:table-cell>
          <table:table-cell table:number-columns-repeated="3" table:style-name="ce1"/>
          <table:table-cell office:value-type="string" table:style-name="ce1">
            <text:p>@tile_restricted_t4_5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21" table:style-name="ce1"/>
          <table:table-cell office:value-type="string" table:style-name="ce1">
            <text:p>"building_biolab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society_lab_5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society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{ "tech_biolab_4" }</text:p>
          </table:table-cell>
          <table:table-cell table:number-columns-repeated="4" table:style-name="ce1"/>
          <table:table-cell office:value-type="string" table:style-name="ce1">
            <text:p>@tile_restricted_t5_5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5" table:style-name="ce1"/>
          <table:table-cell office:value-type="string" table:style-name="ce1">
            <text:p>{ modifier = { weight = 0 NOT = { has_deposit = society_research_building_tile } } modifier = { factor = 5 from.owner = { has_country_flag = society_research_focus_factor_1 } } modifier = { factor = 10 from.owner = { has_country_flag = society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9" table:style-name="ce1"/>
          <table:table-cell office:value-type="string" table:style-name="ce1">
            <text:p>@tile_restricted_t5_triggered_planet_modifier</text:p>
          </table:table-cell>
          <table:table-cell table:number-columns-repeated="2" table:style-name="ce1"/>
          <table:table-cell office:value-type="string" table:style-name="ce1">
            <text:p>"building_biolab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1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physics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lab_2_1 }</text:p>
          </table:table-cell>
          <table:table-cell table:number-columns-repeated="4" table:style-name="ce1"/>
          <table:table-cell office:value-type="string" table:style-name="ce1">
            <text:p>@tile_restricted_t1_1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2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physics = yes }</text:p>
          </table:table-cell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lab_3_1 }</text:p>
          </table:table-cell>
          <table:table-cell table:number-columns-repeated="4" table:style-name="ce1"/>
          <table:table-cell office:value-type="string" table:style-name="ce1">
            <text:p>@tile_restricted_t2_1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3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physics = yes }</text:p>
          </table:table-cell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lab_4_1 }</text:p>
          </table:table-cell>
          <table:table-cell table:number-columns-repeated="4" table:style-name="ce1"/>
          <table:table-cell office:value-type="string" table:style-name="ce1">
            <text:p>@tile_restricted_t3_1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4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physics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lab_5_1 }</text:p>
          </table:table-cell>
          <table:table-cell table:number-columns-repeated="4" table:style-name="ce1"/>
          <table:table-cell office:value-type="string" table:style-name="ce1">
            <text:p>@tile_restricted_t4_1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5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physics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tile_restricted_t5_1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10" table:style-name="ce1"/>
          <table:table-cell office:value-type="string" table:style-name="ce1">
            <text:p>@tile_restricted_t5_triggered_planet_modifier</text:p>
          </table:table-cell>
          <table:table-cell table:style-name="ce1"/>
          <table:table-cell office:value-type="string" table:style-name="ce1">
            <text:p>"building_physics_lab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1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physics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lab_2_2 }</text:p>
          </table:table-cell>
          <table:table-cell table:number-columns-repeated="4" table:style-name="ce1"/>
          <table:table-cell office:value-type="string" table:style-name="ce1">
            <text:p>@tile_restricted_t1_2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2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physics = yes }</text:p>
          </table:table-cell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lab_3_2 }</text:p>
          </table:table-cell>
          <table:table-cell table:number-columns-repeated="4" table:style-name="ce1"/>
          <table:table-cell office:value-type="string" table:style-name="ce1">
            <text:p>@tile_restricted_t2_2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3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physics = yes }</text:p>
          </table:table-cell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lab_4_2 }</text:p>
          </table:table-cell>
          <table:table-cell table:number-columns-repeated="4" table:style-name="ce1"/>
          <table:table-cell office:value-type="string" table:style-name="ce1">
            <text:p>@tile_restricted_t3_2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4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physics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lab_5_2 }</text:p>
          </table:table-cell>
          <table:table-cell table:number-columns-repeated="4" table:style-name="ce1"/>
          <table:table-cell office:value-type="string" table:style-name="ce1">
            <text:p>@tile_restricted_t4_2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5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physics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tile_restricted_t5_2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10" table:style-name="ce1"/>
          <table:table-cell office:value-type="string" table:style-name="ce1">
            <text:p>@tile_restricted_t5_triggered_planet_modifier</text:p>
          </table:table-cell>
          <table:table-cell table:style-name="ce1"/>
          <table:table-cell office:value-type="string" table:style-name="ce1">
            <text:p>"building_physics_lab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1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physics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lab_2_3 }</text:p>
          </table:table-cell>
          <table:table-cell table:number-columns-repeated="4" table:style-name="ce1"/>
          <table:table-cell office:value-type="string" table:style-name="ce1">
            <text:p>@tile_restricted_t1_3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2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physics = yes }</text:p>
          </table:table-cell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lab_3_3 }</text:p>
          </table:table-cell>
          <table:table-cell table:number-columns-repeated="4" table:style-name="ce1"/>
          <table:table-cell office:value-type="string" table:style-name="ce1">
            <text:p>@tile_restricted_t2_3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3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physics = yes }</text:p>
          </table:table-cell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lab_4_3 }</text:p>
          </table:table-cell>
          <table:table-cell table:number-columns-repeated="4" table:style-name="ce1"/>
          <table:table-cell office:value-type="string" table:style-name="ce1">
            <text:p>@tile_restricted_t3_3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4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physics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lab_5_3 }</text:p>
          </table:table-cell>
          <table:table-cell table:number-columns-repeated="4" table:style-name="ce1"/>
          <table:table-cell office:value-type="string" table:style-name="ce1">
            <text:p>@tile_restricted_t4_3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5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physics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tile_restricted_t5_3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10" table:style-name="ce1"/>
          <table:table-cell office:value-type="string" table:style-name="ce1">
            <text:p>@tile_restricted_t5_triggered_planet_modifier</text:p>
          </table:table-cell>
          <table:table-cell table:style-name="ce1"/>
          <table:table-cell office:value-type="string" table:style-name="ce1">
            <text:p>"building_physics_lab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1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physics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lab_2_4 }</text:p>
          </table:table-cell>
          <table:table-cell table:number-columns-repeated="4" table:style-name="ce1"/>
          <table:table-cell office:value-type="string" table:style-name="ce1">
            <text:p>@tile_restricted_t1_4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2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physics = yes }</text:p>
          </table:table-cell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lab_3_4 }</text:p>
          </table:table-cell>
          <table:table-cell table:number-columns-repeated="4" table:style-name="ce1"/>
          <table:table-cell office:value-type="string" table:style-name="ce1">
            <text:p>@tile_restricted_t2_4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3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physics = yes }</text:p>
          </table:table-cell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lab_4_4 }</text:p>
          </table:table-cell>
          <table:table-cell table:number-columns-repeated="4" table:style-name="ce1"/>
          <table:table-cell office:value-type="string" table:style-name="ce1">
            <text:p>@tile_restricted_t3_4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4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physics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lab_5_4 }</text:p>
          </table:table-cell>
          <table:table-cell table:number-columns-repeated="4" table:style-name="ce1"/>
          <table:table-cell office:value-type="string" table:style-name="ce1">
            <text:p>@tile_restricted_t4_4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5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physics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tile_restricted_t5_4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10" table:style-name="ce1"/>
          <table:table-cell office:value-type="string" table:style-name="ce1">
            <text:p>@tile_restricted_t5_triggered_planet_modifier</text:p>
          </table:table-cell>
          <table:table-cell table:style-name="ce1"/>
          <table:table-cell office:value-type="string" table:style-name="ce1">
            <text:p>"building_physics_lab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1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physics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physics_lab_2_5 }</text:p>
          </table:table-cell>
          <table:table-cell table:number-columns-repeated="4" table:style-name="ce1"/>
          <table:table-cell office:value-type="string" table:style-name="ce1">
            <text:p>@tile_restricted_t1_5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2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physics = yes }</text:p>
          </table:table-cell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1" }</text:p>
          </table:table-cell>
          <table:table-cell office:value-type="string" table:style-name="ce1">
            <text:p>{ building_physics_lab_3_5 }</text:p>
          </table:table-cell>
          <table:table-cell table:number-columns-repeated="4" table:style-name="ce1"/>
          <table:table-cell office:value-type="string" table:style-name="ce1">
            <text:p>@tile_restricted_t2_5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3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physics = yes }</text:p>
          </table:table-cell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2" }</text:p>
          </table:table-cell>
          <table:table-cell office:value-type="string" table:style-name="ce1">
            <text:p>{ building_physics_lab_4_5 }</text:p>
          </table:table-cell>
          <table:table-cell table:number-columns-repeated="4" table:style-name="ce1"/>
          <table:table-cell office:value-type="string" table:style-name="ce1">
            <text:p>@tile_restricted_t3_5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4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physics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3" }</text:p>
          </table:table-cell>
          <table:table-cell office:value-type="string" table:style-name="ce1">
            <text:p>{ building_physics_lab_5_5 }</text:p>
          </table:table-cell>
          <table:table-cell table:number-columns-repeated="4" table:style-name="ce1"/>
          <table:table-cell office:value-type="string" table:style-name="ce1">
            <text:p>@tile_restricted_t4_5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21" table:style-name="ce1"/>
          <table:table-cell office:value-type="string" table:style-name="ce1">
            <text:p>"building_physics_lab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physics_lab_5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physics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{ "tech_physics_lab_4" }</text:p>
          </table:table-cell>
          <table:table-cell table:number-columns-repeated="5" table:style-name="ce1"/>
          <table:table-cell office:value-type="string" table:style-name="ce1">
            <text:p>@tile_restricted_t5_5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4" table:style-name="ce1"/>
          <table:table-cell office:value-type="string" table:style-name="ce1">
            <text:p>{ modifier = { weight = 0 NOT = { has_deposit = physics_research_building_tile } } modifier = { factor = 5 from.owner = { has_country_flag = physics_research_focus_factor_1 } } modifier = { factor = 10 from.owner = { has_country_flag = physics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10" table:style-name="ce1"/>
          <table:table-cell office:value-type="string" table:style-name="ce1">
            <text:p>@tile_restricted_t5_triggered_planet_modifier</text:p>
          </table:table-cell>
          <table:table-cell table:style-name="ce1"/>
          <table:table-cell office:value-type="string" table:style-name="ce1">
            <text:p>"building_physics_lab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1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engineering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lab_2_1 }</text:p>
          </table:table-cell>
          <table:table-cell table:number-columns-repeated="5" table:style-name="ce1"/>
          <table:table-cell office:value-type="string" table:style-name="ce1">
            <text:p>@tile_restricted_t1_1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2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engineering = yes }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lab_3_1 }</text:p>
          </table:table-cell>
          <table:table-cell table:number-columns-repeated="5" table:style-name="ce1"/>
          <table:table-cell office:value-type="string" table:style-name="ce1">
            <text:p>@tile_restricted_t2_1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3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engineering = yes }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lab_4_1 }</text:p>
          </table:table-cell>
          <table:table-cell table:number-columns-repeated="5" table:style-name="ce1"/>
          <table:table-cell office:value-type="string" table:style-name="ce1">
            <text:p>@tile_restricted_t3_1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4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engineering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lab_5_1 }</text:p>
          </table:table-cell>
          <table:table-cell table:number-columns-repeated="5" table:style-name="ce1"/>
          <table:table-cell office:value-type="string" table:style-name="ce1">
            <text:p>@tile_restricted_t4_1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5_1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tile_restricted_1_engineering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tile_restricted_t5_1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11" table:style-name="ce1"/>
          <table:table-cell office:value-type="string" table:style-name="ce1">
            <text:p>@tile_restricted_t5_triggered_planet_modifier</text:p>
          </table:table-cell>
          <table:table-cell office:value-type="string" table:style-name="ce1">
            <text:p>"building_engineering_facility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1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engineering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lab_2_2 }</text:p>
          </table:table-cell>
          <table:table-cell table:number-columns-repeated="5" table:style-name="ce1"/>
          <table:table-cell office:value-type="string" table:style-name="ce1">
            <text:p>@tile_restricted_t1_2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2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engineering = yes }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lab_3_2 }</text:p>
          </table:table-cell>
          <table:table-cell table:number-columns-repeated="5" table:style-name="ce1"/>
          <table:table-cell office:value-type="string" table:style-name="ce1">
            <text:p>@tile_restricted_t2_2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3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engineering = yes }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lab_4_2 }</text:p>
          </table:table-cell>
          <table:table-cell table:number-columns-repeated="5" table:style-name="ce1"/>
          <table:table-cell office:value-type="string" table:style-name="ce1">
            <text:p>@tile_restricted_t3_2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4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engineering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lab_5_2 }</text:p>
          </table:table-cell>
          <table:table-cell table:number-columns-repeated="5" table:style-name="ce1"/>
          <table:table-cell office:value-type="string" table:style-name="ce1">
            <text:p>@tile_restricted_t4_2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5_2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2_engineering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tile_restricted_t5_2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11" table:style-name="ce1"/>
          <table:table-cell office:value-type="string" table:style-name="ce1">
            <text:p>@tile_restricted_t5_triggered_planet_modifier</text:p>
          </table:table-cell>
          <table:table-cell office:value-type="string" table:style-name="ce1">
            <text:p>"building_engineering_facility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1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engineering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lab_2_3 }</text:p>
          </table:table-cell>
          <table:table-cell table:number-columns-repeated="5" table:style-name="ce1"/>
          <table:table-cell office:value-type="string" table:style-name="ce1">
            <text:p>@tile_restricted_t1_3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2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engineering = yes }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lab_3_3 }</text:p>
          </table:table-cell>
          <table:table-cell table:number-columns-repeated="5" table:style-name="ce1"/>
          <table:table-cell office:value-type="string" table:style-name="ce1">
            <text:p>@tile_restricted_t2_3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3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engineering = yes }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lab_4_3 }</text:p>
          </table:table-cell>
          <table:table-cell table:number-columns-repeated="5" table:style-name="ce1"/>
          <table:table-cell office:value-type="string" table:style-name="ce1">
            <text:p>@tile_restricted_t3_3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4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engineering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lab_5_3 }</text:p>
          </table:table-cell>
          <table:table-cell table:number-columns-repeated="5" table:style-name="ce1"/>
          <table:table-cell office:value-type="string" table:style-name="ce1">
            <text:p>@tile_restricted_t4_3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5_3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3_engineering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tile_restricted_t5_3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11" table:style-name="ce1"/>
          <table:table-cell office:value-type="string" table:style-name="ce1">
            <text:p>@tile_restricted_t5_triggered_planet_modifier</text:p>
          </table:table-cell>
          <table:table-cell office:value-type="string" table:style-name="ce1">
            <text:p>"building_engineering_facility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1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engineering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lab_2_4 }</text:p>
          </table:table-cell>
          <table:table-cell table:number-columns-repeated="5" table:style-name="ce1"/>
          <table:table-cell office:value-type="string" table:style-name="ce1">
            <text:p>@tile_restricted_t1_4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2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engineering = yes }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lab_3_4 }</text:p>
          </table:table-cell>
          <table:table-cell table:number-columns-repeated="5" table:style-name="ce1"/>
          <table:table-cell office:value-type="string" table:style-name="ce1">
            <text:p>@tile_restricted_t2_4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3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engineering = yes }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lab_4_4 }</text:p>
          </table:table-cell>
          <table:table-cell table:number-columns-repeated="5" table:style-name="ce1"/>
          <table:table-cell office:value-type="string" table:style-name="ce1">
            <text:p>@tile_restricted_t3_4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4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engineering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lab_5_4 }</text:p>
          </table:table-cell>
          <table:table-cell table:number-columns-repeated="5" table:style-name="ce1"/>
          <table:table-cell office:value-type="string" table:style-name="ce1">
            <text:p>@tile_restricted_t4_4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5_4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4_engineering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tile_restricted_t5_4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11" table:style-name="ce1"/>
          <table:table-cell office:value-type="string" table:style-name="ce1">
            <text:p>@tile_restricted_t5_triggered_planet_modifier</text:p>
          </table:table-cell>
          <table:table-cell office:value-type="string" table:style-name="ce1">
            <text:p>"building_engineering_facility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1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tile_restricted_t1_time</text:p>
          </table:table-cell>
          <table:table-cell office:value-type="string" table:style-name="ce1">
            <text:p>@tile_restricted_t1_cost</text:p>
          </table:table-cell>
          <table:table-cell office:value-type="string" table:style-name="ce1">
            <text:p>@tile_restricted_t1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engineering = yes }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basic_science_lab_1" }</text:p>
          </table:table-cell>
          <table:table-cell office:value-type="string" table:style-name="ce1">
            <text:p>{ building_engineering_lab_2_5 }</text:p>
          </table:table-cell>
          <table:table-cell table:number-columns-repeated="5" table:style-name="ce1"/>
          <table:table-cell office:value-type="string" table:style-name="ce1">
            <text:p>@tile_restricted_t1_5_output</text:p>
          </table:table-cell>
          <table:table-cell table:number-columns-repeated="7" table:style-name="ce1"/>
          <table:table-cell office:value-type="string" table:style-name="ce1">
            <text:p>@tile_restricted_t1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2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2_time</text:p>
          </table:table-cell>
          <table:table-cell office:value-type="string" table:style-name="ce1">
            <text:p>@tile_restricted_t2_cost</text:p>
          </table:table-cell>
          <table:table-cell office:value-type="string" table:style-name="ce1">
            <text:p>@tile_restricted_t2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engineering = yes }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1" }</text:p>
          </table:table-cell>
          <table:table-cell office:value-type="string" table:style-name="ce1">
            <text:p>{ building_engineering_lab_3_5 }</text:p>
          </table:table-cell>
          <table:table-cell table:number-columns-repeated="5" table:style-name="ce1"/>
          <table:table-cell office:value-type="string" table:style-name="ce1">
            <text:p>@tile_restricted_t2_5_output</text:p>
          </table:table-cell>
          <table:table-cell table:number-columns-repeated="7" table:style-name="ce1"/>
          <table:table-cell office:value-type="string" table:style-name="ce1">
            <text:p>@tile_restricted_t2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3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3_time</text:p>
          </table:table-cell>
          <table:table-cell office:value-type="string" table:style-name="ce1">
            <text:p>@tile_restricted_t3_cost</text:p>
          </table:table-cell>
          <table:table-cell office:value-type="string" table:style-name="ce1">
            <text:p>@tile_restricted_t3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engineering = yes }</text:p>
          </table:table-cell>
          <table:table-cell office:value-type="string" table:style-name="ce1">
            <text:p>yes</text:p>
          </table:table-cell>
          <table:table-cell table:number-columns-repeated="7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2" }</text:p>
          </table:table-cell>
          <table:table-cell office:value-type="string" table:style-name="ce1">
            <text:p>{ building_engineering_lab_4_5 }</text:p>
          </table:table-cell>
          <table:table-cell table:number-columns-repeated="5" table:style-name="ce1"/>
          <table:table-cell office:value-type="string" table:style-name="ce1">
            <text:p>@tile_restricted_t3_5_output</text:p>
          </table:table-cell>
          <table:table-cell table:number-columns-repeated="7" table:style-name="ce1"/>
          <table:table-cell office:value-type="string" table:style-name="ce1">
            <text:p>@tile_restricted_t3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4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4_time</text:p>
          </table:table-cell>
          <table:table-cell office:value-type="string" table:style-name="ce1">
            <text:p>@tile_restricted_t4_cost</text:p>
          </table:table-cell>
          <table:table-cell office:value-type="string" table:style-name="ce1">
            <text:p>@tile_restricted_t4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engineering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3" }</text:p>
          </table:table-cell>
          <table:table-cell office:value-type="string" table:style-name="ce1">
            <text:p>{ building_engineering_lab_5_5 }</text:p>
          </table:table-cell>
          <table:table-cell table:number-columns-repeated="5" table:style-name="ce1"/>
          <table:table-cell office:value-type="string" table:style-name="ce1">
            <text:p>@tile_restricted_t4_5_output</text:p>
          </table:table-cell>
          <table:table-cell table:number-columns-repeated="7" table:style-name="ce1"/>
          <table:table-cell office:value-type="string" table:style-name="ce1">
            <text:p>@tile_restricted_t4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21" table:style-name="ce1"/>
          <table:table-cell office:value-type="string" table:style-name="ce1">
            <text:p>"building_engineering_facility_4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gineering_lab_5_5</text:p>
          </table:table-cell>
          <table:table-cell office:value-type="string" table:style-name="ce1">
            <text:p>{ research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tile_restricted_t5_time</text:p>
          </table:table-cell>
          <table:table-cell office:value-type="string" table:style-name="ce1">
            <text:p>@tile_restricted_t5_cost</text:p>
          </table:table-cell>
          <table:table-cell office:value-type="string" table:style-name="ce1">
            <text:p>@tile_restricted_t5_upkeep</text:p>
          </table:table-cell>
          <table:table-cell table:number-columns-repeated="6" table:style-name="ce1"/>
          <table:table-cell office:value-type="string" table:style-name="ce1">
            <text:p>no</text:p>
          </table:table-cell>
          <table:table-cell office:value-type="string" table:style-name="ce1">
            <text:p>{ conditions_tile_restricted_5_engineering = yes }</text:p>
          </table:table-cell>
          <table:table-cell table:style-name="ce1"/>
          <table:table-cell office:value-type="string" table:style-name="ce1">
            <text:p>yes</text:p>
          </table:table-cell>
          <table:table-cell table:number-columns-repeated="6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"tech_engineering_lab_4" }</text:p>
          </table:table-cell>
          <table:table-cell table:number-columns-repeated="6" table:style-name="ce1"/>
          <table:table-cell office:value-type="string" table:style-name="ce1">
            <text:p>@tile_restricted_t5_5_output</text:p>
          </table:table-cell>
          <table:table-cell table:number-columns-repeated="7" table:style-name="ce1"/>
          <table:table-cell office:value-type="string" table:style-name="ce1">
            <text:p>@tile_restricted_t5_static_resource_add</text:p>
          </table:table-cell>
          <table:table-cell table:number-columns-repeated="3" table:style-name="ce1"/>
          <table:table-cell office:value-type="string" table:style-name="ce1">
            <text:p>{ modifier = { weight = 0 NOT = { has_deposit = engineering_research_building_tile } } modifier = { factor = 5 from.owner = { has_country_flag = engineering_research_focus_factor_1 } } modifier = { factor = 10 from.owner = { has_country_flag = engineering_research_focus_factor_2 } } }</text:p>
          </table:table-cell>
          <table:table-cell table:number-columns-repeated="7" table:style-name="ce1"/>
          <table:table-cell office:value-type="string" table:style-name="ce1">
            <text:p>"capital_3_resource_bonus_modifier"</text:p>
          </table:table-cell>
          <table:table-cell office:value-type="string" table:style-name="ce1">
            <text:p>{ planet = { has_capital_3 = yes } }</text:p>
          </table:table-cell>
          <table:table-cell table:number-columns-repeated="11" table:style-name="ce1"/>
          <table:table-cell office:value-type="string" table:style-name="ce1">
            <text:p>@tile_restricted_t5_triggered_planet_modifier</text:p>
          </table:table-cell>
          <table:table-cell office:value-type="string" table:style-name="ce1">
            <text:p>"building_engineering_facility_5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matter_converter_1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7" table:style-name="ce1"/>
          <table:table-cell office:value-type="string" table:style-name="ce1">
            <text:p>{ conditions_megastructure_restricted_t1_1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2_1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{ weight = 15 modifier = { factor = 5 from.owner = { has_country_flag = minerals_focus_factor_1 } } modifier = { factor = 10 from.owner = { has_country_flag = minerals_focus_factor_2 } } }</text:p>
          </table:table-cell>
          <table:table-cell office:value-type="string" table:style-name="ce2">
            <text:p>@megastructure_unique_t1_1_adjacency_bonus</text:p>
          </table:table-cell>
          <table:table-cell table:number-columns-repeated="20" table:style-name="ce1"/>
          <table:table-cell office:value-type="string" table:style-name="ce1">
            <text:p>"building_energy_matter_converter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matter_converter_2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7" table:style-name="ce1"/>
          <table:table-cell office:value-type="string" table:style-name="ce1">
            <text:p>{ conditions_megastructure_restricted_t2_1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3_1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{ weight = 15 modifier = { factor = 5 from.owner = { has_country_flag = minerals_focus_factor_1 } } modifier = { factor = 10 from.owner = { has_country_flag = minerals_focus_factor_2 } } }</text:p>
          </table:table-cell>
          <table:table-cell office:value-type="string" table:style-name="ce2">
            <text:p>@megastructure_unique_t2_1_adjacency_bonus</text:p>
          </table:table-cell>
          <table:table-cell table:number-columns-repeated="20" table:style-name="ce1"/>
          <table:table-cell office:value-type="string" table:style-name="ce1">
            <text:p>"building_energy_matter_converter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matter_converter_3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7" table:style-name="ce1"/>
          <table:table-cell office:value-type="string" table:style-name="ce1">
            <text:p>{ conditions_megastructure_restricted_t3_1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{ weight = 15 modifier = { factor = 5 from.owner = { has_country_flag = minerals_focus_factor_1 } } modifier = { factor = 10 from.owner = { has_country_flag = minerals_focus_factor_2 } } }</text:p>
          </table:table-cell>
          <table:table-cell office:value-type="string" table:style-name="ce2">
            <text:p>@megastructure_unique_t3_1_adjacency_bonus</text:p>
          </table:table-cell>
          <table:table-cell table:number-columns-repeated="20" table:style-name="ce1"/>
          <table:table-cell office:value-type="string" table:style-name="ce1">
            <text:p>"building_energy_matter_converter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matter_converter_1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7" table:style-name="ce1"/>
          <table:table-cell office:value-type="string" table:style-name="ce1">
            <text:p>{ conditions_megastructure_restricted_t1_2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2_2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{ weight = 15 modifier = { factor = 5 from.owner = { has_country_flag = minerals_focus_factor_1 } } modifier = { factor = 10 from.owner = { has_country_flag = minerals_focus_factor_2 } } }</text:p>
          </table:table-cell>
          <table:table-cell office:value-type="string" table:style-name="ce2">
            <text:p>@megastructure_unique_t1_2_adjacency_bonus</text:p>
          </table:table-cell>
          <table:table-cell table:number-columns-repeated="20" table:style-name="ce1"/>
          <table:table-cell office:value-type="string" table:style-name="ce1">
            <text:p>"building_energy_matter_converter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matter_converter_2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7" table:style-name="ce1"/>
          <table:table-cell office:value-type="string" table:style-name="ce1">
            <text:p>{ conditions_megastructure_restricted_t2_2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3_2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{ weight = 15 modifier = { factor = 5 from.owner = { has_country_flag = minerals_focus_factor_1 } } modifier = { factor = 10 from.owner = { has_country_flag = minerals_focus_factor_2 } } }</text:p>
          </table:table-cell>
          <table:table-cell office:value-type="string" table:style-name="ce2">
            <text:p>@megastructure_unique_t2_2_adjacency_bonus</text:p>
          </table:table-cell>
          <table:table-cell table:number-columns-repeated="20" table:style-name="ce1"/>
          <table:table-cell office:value-type="string" table:style-name="ce1">
            <text:p>"building_energy_matter_converter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matter_converter_3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7" table:style-name="ce1"/>
          <table:table-cell office:value-type="string" table:style-name="ce1">
            <text:p>{ conditions_megastructure_restricted_t3_2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{ weight = 15 modifier = { factor = 5 from.owner = { has_country_flag = minerals_focus_factor_1 } } modifier = { factor = 10 from.owner = { has_country_flag = minerals_focus_factor_2 } } }</text:p>
          </table:table-cell>
          <table:table-cell office:value-type="string" table:style-name="ce2">
            <text:p>@megastructure_unique_t3_2_adjacency_bonus</text:p>
          </table:table-cell>
          <table:table-cell table:number-columns-repeated="20" table:style-name="ce1"/>
          <table:table-cell office:value-type="string" table:style-name="ce1">
            <text:p>"building_energy_matter_converter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matter_converter_1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7" table:style-name="ce1"/>
          <table:table-cell office:value-type="string" table:style-name="ce1">
            <text:p>{ conditions_megastructure_restricted_t1_3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2_3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{ weight = 15 modifier = { factor = 5 from.owner = { has_country_flag = minerals_focus_factor_1 } } modifier = { factor = 10 from.owner = { has_country_flag = minerals_focus_factor_2 } } }</text:p>
          </table:table-cell>
          <table:table-cell office:value-type="string" table:style-name="ce2">
            <text:p>@megastructure_unique_t1_3_adjacency_bonus</text:p>
          </table:table-cell>
          <table:table-cell table:number-columns-repeated="20" table:style-name="ce1"/>
          <table:table-cell office:value-type="string" table:style-name="ce1">
            <text:p>"building_energy_matter_converter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matter_converter_2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7" table:style-name="ce1"/>
          <table:table-cell office:value-type="string" table:style-name="ce1">
            <text:p>{ conditions_megastructure_restricted_t2_3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matter_converter_3_3 }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{ weight = 15 modifier = { factor = 5 from.owner = { has_country_flag = minerals_focus_factor_1 } } modifier = { factor = 10 from.owner = { has_country_flag = minerals_focus_factor_2 } } }</text:p>
          </table:table-cell>
          <table:table-cell office:value-type="string" table:style-name="ce2">
            <text:p>@megastructure_unique_t2_3_adjacency_bonus</text:p>
          </table:table-cell>
          <table:table-cell table:number-columns-repeated="20" table:style-name="ce1"/>
          <table:table-cell office:value-type="string" table:style-name="ce1">
            <text:p>"building_energy_matter_converter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matter_converter_3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7" table:style-name="ce1"/>
          <table:table-cell office:value-type="string" table:style-name="ce1">
            <text:p>{ conditions_megastructure_restricted_t3_3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4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{ weight = 15 modifier = { factor = 5 from.owner = { has_country_flag = minerals_focus_factor_1 } } modifier = { factor = 10 from.owner = { has_country_flag = minerals_focus_factor_2 } } }</text:p>
          </table:table-cell>
          <table:table-cell office:value-type="string" table:style-name="ce2">
            <text:p>@megastructure_unique_t3_3_adjacency_bonus</text:p>
          </table:table-cell>
          <table:table-cell table:number-columns-repeated="20" table:style-name="ce1"/>
          <table:table-cell office:value-type="string" table:style-name="ce1">
            <text:p>"building_energy_matter_converter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conduit_1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table:number-columns-repeated="8" table:style-name="ce1"/>
          <table:table-cell office:value-type="string" table:style-name="ce1">
            <text:p>{ conditions_megastructure_restricted_t1_1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2_1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5" table:style-name="ce1"/>
          <table:table-cell office:value-type="string" table:style-name="ce1">
            <text:p>{ weight = 15 modifier = { factor = 5 from.owner = { has_country_flag = energy_focus_factor_1 } } modifier = { factor = 10 from.owner = { has_country_flag = energy_focus_factor_2 } } }</text:p>
          </table:table-cell>
          <table:table-cell table:number-columns-repeated="2" table:style-name="ce1"/>
          <table:table-cell office:value-type="string" table:style-name="ce2">
            <text:p>@megastructure_unique_t1_1_adjacency_bonus</text:p>
          </table:table-cell>
          <table:table-cell table:number-columns-repeated="18" table:style-name="ce1"/>
          <table:table-cell office:value-type="string" table:style-name="ce1">
            <text:p>"building_energy_conduit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conduit_2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table:number-columns-repeated="8" table:style-name="ce1"/>
          <table:table-cell office:value-type="string" table:style-name="ce1">
            <text:p>{ conditions_megastructure_restricted_t2_1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3_1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5" table:style-name="ce1"/>
          <table:table-cell office:value-type="string" table:style-name="ce1">
            <text:p>{ weight = 15 modifier = { factor = 5 from.owner = { has_country_flag = energy_focus_factor_1 } } modifier = { factor = 10 from.owner = { has_country_flag = energy_focus_factor_2 } } }</text:p>
          </table:table-cell>
          <table:table-cell table:number-columns-repeated="2" table:style-name="ce1"/>
          <table:table-cell office:value-type="string" table:style-name="ce2">
            <text:p>@megastructure_unique_t2_1_adjacency_bonus</text:p>
          </table:table-cell>
          <table:table-cell table:number-columns-repeated="18" table:style-name="ce1"/>
          <table:table-cell office:value-type="string" table:style-name="ce1">
            <text:p>"building_energy_conduit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conduit_3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table:number-columns-repeated="8" table:style-name="ce1"/>
          <table:table-cell office:value-type="string" table:style-name="ce1">
            <text:p>{ conditions_megastructure_restricted_t3_1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megastructure_unique_output</text:p>
          </table:table-cell>
          <table:table-cell table:number-columns-repeated="15" table:style-name="ce1"/>
          <table:table-cell office:value-type="string" table:style-name="ce1">
            <text:p>{ weight = 15 modifier = { factor = 5 from.owner = { has_country_flag = energy_focus_factor_1 } } modifier = { factor = 10 from.owner = { has_country_flag = energy_focus_factor_2 } } }</text:p>
          </table:table-cell>
          <table:table-cell table:number-columns-repeated="2" table:style-name="ce1"/>
          <table:table-cell office:value-type="string" table:style-name="ce2">
            <text:p>@megastructure_unique_t3_1_adjacency_bonus</text:p>
          </table:table-cell>
          <table:table-cell table:number-columns-repeated="18" table:style-name="ce1"/>
          <table:table-cell office:value-type="string" table:style-name="ce1">
            <text:p>"building_energy_conduit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conduit_1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table:number-columns-repeated="8" table:style-name="ce1"/>
          <table:table-cell office:value-type="string" table:style-name="ce1">
            <text:p>{ conditions_megastructure_restricted_t1_2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2_2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5" table:style-name="ce1"/>
          <table:table-cell office:value-type="string" table:style-name="ce1">
            <text:p>{ weight = 15 modifier = { factor = 5 from.owner = { has_country_flag = energy_focus_factor_1 } } modifier = { factor = 10 from.owner = { has_country_flag = energy_focus_factor_2 } } }</text:p>
          </table:table-cell>
          <table:table-cell table:number-columns-repeated="2" table:style-name="ce1"/>
          <table:table-cell office:value-type="string" table:style-name="ce2">
            <text:p>@megastructure_unique_t1_2_adjacency_bonus</text:p>
          </table:table-cell>
          <table:table-cell table:number-columns-repeated="18" table:style-name="ce1"/>
          <table:table-cell office:value-type="string" table:style-name="ce1">
            <text:p>"building_energy_conduit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conduit_2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table:number-columns-repeated="8" table:style-name="ce1"/>
          <table:table-cell office:value-type="string" table:style-name="ce1">
            <text:p>{ conditions_megastructure_restricted_t2_2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3_2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5" table:style-name="ce1"/>
          <table:table-cell office:value-type="string" table:style-name="ce1">
            <text:p>{ weight = 15 modifier = { factor = 5 from.owner = { has_country_flag = energy_focus_factor_1 } } modifier = { factor = 10 from.owner = { has_country_flag = energy_focus_factor_2 } } }</text:p>
          </table:table-cell>
          <table:table-cell table:number-columns-repeated="2" table:style-name="ce1"/>
          <table:table-cell office:value-type="string" table:style-name="ce2">
            <text:p>@megastructure_unique_t2_2_adjacency_bonus</text:p>
          </table:table-cell>
          <table:table-cell table:number-columns-repeated="18" table:style-name="ce1"/>
          <table:table-cell office:value-type="string" table:style-name="ce1">
            <text:p>"building_energy_conduit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conduit_3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table:number-columns-repeated="8" table:style-name="ce1"/>
          <table:table-cell office:value-type="string" table:style-name="ce1">
            <text:p>{ conditions_megastructure_restricted_t3_2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megastructure_unique_output</text:p>
          </table:table-cell>
          <table:table-cell table:number-columns-repeated="15" table:style-name="ce1"/>
          <table:table-cell office:value-type="string" table:style-name="ce1">
            <text:p>{ weight = 15 modifier = { factor = 5 from.owner = { has_country_flag = energy_focus_factor_1 } } modifier = { factor = 10 from.owner = { has_country_flag = energy_focus_factor_2 } } }</text:p>
          </table:table-cell>
          <table:table-cell table:number-columns-repeated="2" table:style-name="ce1"/>
          <table:table-cell office:value-type="string" table:style-name="ce2">
            <text:p>@megastructure_unique_t3_2_adjacency_bonus</text:p>
          </table:table-cell>
          <table:table-cell table:number-columns-repeated="18" table:style-name="ce1"/>
          <table:table-cell office:value-type="string" table:style-name="ce1">
            <text:p>"building_energy_conduit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conduit_1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table:number-columns-repeated="8" table:style-name="ce1"/>
          <table:table-cell office:value-type="string" table:style-name="ce1">
            <text:p>{ conditions_megastructure_restricted_t1_3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2_3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5" table:style-name="ce1"/>
          <table:table-cell office:value-type="string" table:style-name="ce1">
            <text:p>{ weight = 15 modifier = { factor = 5 from.owner = { has_country_flag = energy_focus_factor_1 } } modifier = { factor = 10 from.owner = { has_country_flag = energy_focus_factor_2 } } }</text:p>
          </table:table-cell>
          <table:table-cell table:number-columns-repeated="2" table:style-name="ce1"/>
          <table:table-cell office:value-type="string" table:style-name="ce2">
            <text:p>@megastructure_unique_t1_3_adjacency_bonus</text:p>
          </table:table-cell>
          <table:table-cell table:number-columns-repeated="18" table:style-name="ce1"/>
          <table:table-cell office:value-type="string" table:style-name="ce1">
            <text:p>"building_energy_conduit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conduit_2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table:number-columns-repeated="8" table:style-name="ce1"/>
          <table:table-cell office:value-type="string" table:style-name="ce1">
            <text:p>{ conditions_megastructure_restricted_t2_3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energy_conduit_3_3 }</text:p>
          </table:table-cell>
          <table:table-cell table:style-name="ce1"/>
          <table:table-cell office:value-type="string" table:style-name="ce1">
            <text:p>@megastructure_unique_output</text:p>
          </table:table-cell>
          <table:table-cell table:number-columns-repeated="15" table:style-name="ce1"/>
          <table:table-cell office:value-type="string" table:style-name="ce1">
            <text:p>{ weight = 15 modifier = { factor = 5 from.owner = { has_country_flag = energy_focus_factor_1 } } modifier = { factor = 10 from.owner = { has_country_flag = energy_focus_factor_2 } } }</text:p>
          </table:table-cell>
          <table:table-cell table:number-columns-repeated="2" table:style-name="ce1"/>
          <table:table-cell office:value-type="string" table:style-name="ce2">
            <text:p>@megastructure_unique_t2_3_adjacency_bonus</text:p>
          </table:table-cell>
          <table:table-cell table:number-columns-repeated="18" table:style-name="ce1"/>
          <table:table-cell office:value-type="string" table:style-name="ce1">
            <text:p>"building_energy_conduit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energy_conduit_3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table:number-columns-repeated="8" table:style-name="ce1"/>
          <table:table-cell office:value-type="string" table:style-name="ce1">
            <text:p>{ conditions_megastructure_restricted_t3_3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3" table:style-name="ce1"/>
          <table:table-cell office:value-type="string" table:style-name="ce1">
            <text:p>@megastructure_unique_output</text:p>
          </table:table-cell>
          <table:table-cell table:number-columns-repeated="15" table:style-name="ce1"/>
          <table:table-cell office:value-type="string" table:style-name="ce1">
            <text:p>{ weight = 15 modifier = { factor = 5 from.owner = { has_country_flag = energy_focus_factor_1 } } modifier = { factor = 10 from.owner = { has_country_flag = energy_focus_factor_2 } } }</text:p>
          </table:table-cell>
          <table:table-cell table:number-columns-repeated="2" table:style-name="ce1"/>
          <table:table-cell office:value-type="string" table:style-name="ce2">
            <text:p>@megastructure_unique_t3_3_adjacency_bonus</text:p>
          </table:table-cell>
          <table:table-cell table:number-columns-repeated="18" table:style-name="ce1"/>
          <table:table-cell office:value-type="string" table:style-name="ce1">
            <text:p>"building_energy_conduit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ood_replicator_1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7" table:style-name="ce1"/>
          <table:table-cell office:value-type="string" table:style-name="ce1">
            <text:p>{ conditions_megastructure_restricted_t1_1 = yes owner_is_machine_empire = no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2_1 }</text:p>
          </table:table-cell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weight = 15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style-name="ce1"/>
          <table:table-cell office:value-type="string" table:style-name="ce2">
            <text:p>@megastructure_unique_t1_1_adjacency_bonus</text:p>
          </table:table-cell>
          <table:table-cell table:number-columns-repeated="19" table:style-name="ce1"/>
          <table:table-cell office:value-type="string" table:style-name="ce1">
            <text:p>"building_food_replicator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ood_replicator_2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7" table:style-name="ce1"/>
          <table:table-cell office:value-type="string" table:style-name="ce1">
            <text:p>{ conditions_megastructure_restricted_t2_1 = yes owner_is_machine_empire = no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3_1 }</text:p>
          </table:table-cell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weight = 15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style-name="ce1"/>
          <table:table-cell office:value-type="string" table:style-name="ce2">
            <text:p>@megastructure_unique_t2_1_adjacency_bonus</text:p>
          </table:table-cell>
          <table:table-cell table:number-columns-repeated="19" table:style-name="ce1"/>
          <table:table-cell office:value-type="string" table:style-name="ce1">
            <text:p>"building_food_replicator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ood_replicator_3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7" table:style-name="ce1"/>
          <table:table-cell office:value-type="string" table:style-name="ce1">
            <text:p>{ conditions_megastructure_restricted_t3_1 = yes owner_is_machine_empire = no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weight = 15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style-name="ce1"/>
          <table:table-cell office:value-type="string" table:style-name="ce2">
            <text:p>@megastructure_unique_t3_1_adjacency_bonus</text:p>
          </table:table-cell>
          <table:table-cell table:number-columns-repeated="19" table:style-name="ce1"/>
          <table:table-cell office:value-type="string" table:style-name="ce1">
            <text:p>"building_food_replicator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ood_replicator_1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7" table:style-name="ce1"/>
          <table:table-cell office:value-type="string" table:style-name="ce1">
            <text:p>{ conditions_megastructure_restricted_t1_2 = yes owner_is_machine_empire = no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2_2 }</text:p>
          </table:table-cell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weight = 15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style-name="ce1"/>
          <table:table-cell office:value-type="string" table:style-name="ce2">
            <text:p>@megastructure_unique_t1_2_adjacency_bonus</text:p>
          </table:table-cell>
          <table:table-cell table:number-columns-repeated="19" table:style-name="ce1"/>
          <table:table-cell office:value-type="string" table:style-name="ce1">
            <text:p>"building_food_replicator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ood_replicator_2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7" table:style-name="ce1"/>
          <table:table-cell office:value-type="string" table:style-name="ce1">
            <text:p>{ conditions_megastructure_restricted_t2_2 = yes owner_is_machine_empire = no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3_2 }</text:p>
          </table:table-cell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weight = 15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style-name="ce1"/>
          <table:table-cell office:value-type="string" table:style-name="ce2">
            <text:p>@megastructure_unique_t2_2_adjacency_bonus</text:p>
          </table:table-cell>
          <table:table-cell table:number-columns-repeated="19" table:style-name="ce1"/>
          <table:table-cell office:value-type="string" table:style-name="ce1">
            <text:p>"building_food_replicator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ood_replicator_3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7" table:style-name="ce1"/>
          <table:table-cell office:value-type="string" table:style-name="ce1">
            <text:p>{ conditions_megastructure_restricted_t3_2 = yes owner_is_machine_empire = no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weight = 15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style-name="ce1"/>
          <table:table-cell office:value-type="string" table:style-name="ce2">
            <text:p>@megastructure_unique_t3_2_adjacency_bonus</text:p>
          </table:table-cell>
          <table:table-cell table:number-columns-repeated="19" table:style-name="ce1"/>
          <table:table-cell office:value-type="string" table:style-name="ce1">
            <text:p>"building_food_replicator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ood_replicator_1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7" table:style-name="ce1"/>
          <table:table-cell office:value-type="string" table:style-name="ce1">
            <text:p>{ conditions_megastructure_restricted_t1_3 = yes owner_is_machine_empire = no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2_3 }</text:p>
          </table:table-cell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weight = 15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style-name="ce1"/>
          <table:table-cell office:value-type="string" table:style-name="ce2">
            <text:p>@megastructure_unique_t1_3_adjacency_bonus</text:p>
          </table:table-cell>
          <table:table-cell table:number-columns-repeated="19" table:style-name="ce1"/>
          <table:table-cell office:value-type="string" table:style-name="ce1">
            <text:p>"building_food_replicator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ood_replicator_2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7" table:style-name="ce1"/>
          <table:table-cell office:value-type="string" table:style-name="ce1">
            <text:p>{ conditions_megastructure_restricted_t2_3 = yes owner_is_machine_empire = no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food_replicator_3_3 }</text:p>
          </table:table-cell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weight = 15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style-name="ce1"/>
          <table:table-cell office:value-type="string" table:style-name="ce2">
            <text:p>@megastructure_unique_t2_3_adjacency_bonus</text:p>
          </table:table-cell>
          <table:table-cell table:number-columns-repeated="19" table:style-name="ce1"/>
          <table:table-cell office:value-type="string" table:style-name="ce1">
            <text:p>"building_food_replicator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food_replicator_3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7" table:style-name="ce1"/>
          <table:table-cell office:value-type="string" table:style-name="ce1">
            <text:p>{ conditions_megastructure_restricted_t3_3 = yes owner_is_machine_empire = no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@megastructure_unique_output</text:p>
          </table:table-cell>
          <table:table-cell table:number-columns-repeated="14" table:style-name="ce1"/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{ weight = 15 modifier = { factor = 5 from.owner = { has_country_flag = food_focus_factor_1 } } modifier = { factor = 10 from.owner = { has_country_flag = food_focus_factor_2 } } modifier = { factor = 15 from.owner = { has_country_flag = food_focus_factor_3 } } modifier = { factor = 20 from.owner = { has_country_flag = food_focus_factor_4 } } }</text:p>
          </table:table-cell>
          <table:table-cell table:style-name="ce1"/>
          <table:table-cell office:value-type="string" table:style-name="ce2">
            <text:p>@megastructure_unique_t3_3_adjacency_bonus</text:p>
          </table:table-cell>
          <table:table-cell table:number-columns-repeated="19" table:style-name="ce1"/>
          <table:table-cell office:value-type="string" table:style-name="ce1">
            <text:p>"building_food_replicator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computational_array_1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megastructure_restricted_t1_1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2_1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1" table:style-name="ce1"/>
          <table:table-cell office:value-type="string" table:style-name="ce1">
            <text:p>{ weight = 15 modifier = { factor = 5 from.owner = { OR = { has_country_flag = society_research_focus_factor_1 has_country_flag = physics_research_focus_factor_1 has_country_flag = engineering_research_focus_factor_1 } } } modifier = { factor = 10 from.owner = { OR = { has_country_flag = society_research_focus_factor_2 has_country_flag = physics_research_focus_factor_2 has_country_flag = engineering_research_focus_factor_2 } } } }</text:p>
          </table:table-cell>
          <table:table-cell table:number-columns-repeated="3" table:style-name="ce1"/>
          <table:table-cell office:value-type="string" table:style-name="ce1">
            <text:p>@computation_array_t1_1_adjacency_bonus</text:p>
          </table:table-cell>
          <table:table-cell office:value-type="string" table:style-name="ce1">
            <text:p>@computation_array_t1_1_adjacency_bonus</text:p>
          </table:table-cell>
          <table:table-cell office:value-type="string" table:style-name="ce1">
            <text:p>@computation_array_t1_1_adjacency_bonus</text:p>
          </table:table-cell>
          <table:table-cell table:number-columns-repeated="15" table:style-name="ce1"/>
          <table:table-cell office:value-type="string" table:style-name="ce1">
            <text:p>"building_computational_arra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computational_array_2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megastructure_restricted_t2_1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3_1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1" table:style-name="ce1"/>
          <table:table-cell office:value-type="string" table:style-name="ce1">
            <text:p>{ weight = 15 modifier = { factor = 5 from.owner = { OR = { has_country_flag = society_research_focus_factor_1 has_country_flag = physics_research_focus_factor_1 has_country_flag = engineering_research_focus_factor_1 } } } modifier = { factor = 10 from.owner = { OR = { has_country_flag = society_research_focus_factor_2 has_country_flag = physics_research_focus_factor_2 has_country_flag = engineering_research_focus_factor_2 } } } }</text:p>
          </table:table-cell>
          <table:table-cell table:number-columns-repeated="3" table:style-name="ce1"/>
          <table:table-cell office:value-type="string" table:style-name="ce1">
            <text:p>@computation_array_t2_1_adjacency_bonus</text:p>
          </table:table-cell>
          <table:table-cell office:value-type="string" table:style-name="ce1">
            <text:p>@computation_array_t2_1_adjacency_bonus</text:p>
          </table:table-cell>
          <table:table-cell office:value-type="string" table:style-name="ce1">
            <text:p>@computation_array_t2_1_adjacency_bonus</text:p>
          </table:table-cell>
          <table:table-cell table:number-columns-repeated="15" table:style-name="ce1"/>
          <table:table-cell office:value-type="string" table:style-name="ce1">
            <text:p>"building_computational_arra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computational_array_3_1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megastructure_restricted_t3_1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1" table:style-name="ce1"/>
          <table:table-cell office:value-type="string" table:style-name="ce1">
            <text:p>{ weight = 15 modifier = { factor = 5 from.owner = { OR = { has_country_flag = society_research_focus_factor_1 has_country_flag = physics_research_focus_factor_1 has_country_flag = engineering_research_focus_factor_1 } } } modifier = { factor = 10 from.owner = { OR = { has_country_flag = society_research_focus_factor_2 has_country_flag = physics_research_focus_factor_2 has_country_flag = engineering_research_focus_factor_2 } } } }</text:p>
          </table:table-cell>
          <table:table-cell table:number-columns-repeated="3" table:style-name="ce1"/>
          <table:table-cell office:value-type="string" table:style-name="ce1">
            <text:p>@computation_array_t3_1_adjacency_bonus</text:p>
          </table:table-cell>
          <table:table-cell office:value-type="string" table:style-name="ce1">
            <text:p>@computation_array_t3_1_adjacency_bonus</text:p>
          </table:table-cell>
          <table:table-cell office:value-type="string" table:style-name="ce1">
            <text:p>@computation_array_t3_1_adjacency_bonus</text:p>
          </table:table-cell>
          <table:table-cell table:number-columns-repeated="15" table:style-name="ce1"/>
          <table:table-cell office:value-type="string" table:style-name="ce1">
            <text:p>"building_computational_arra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computational_array_1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megastructure_restricted_t1_2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2_2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1" table:style-name="ce1"/>
          <table:table-cell office:value-type="string" table:style-name="ce1">
            <text:p>{ weight = 15 modifier = { factor = 5 from.owner = { OR = { has_country_flag = society_research_focus_factor_1 has_country_flag = physics_research_focus_factor_1 has_country_flag = engineering_research_focus_factor_1 } } } modifier = { factor = 10 from.owner = { OR = { has_country_flag = society_research_focus_factor_2 has_country_flag = physics_research_focus_factor_2 has_country_flag = engineering_research_focus_factor_2 } } } }</text:p>
          </table:table-cell>
          <table:table-cell table:number-columns-repeated="3" table:style-name="ce1"/>
          <table:table-cell office:value-type="string" table:style-name="ce1">
            <text:p>@computation_array_t1_2_adjacency_bonus</text:p>
          </table:table-cell>
          <table:table-cell office:value-type="string" table:style-name="ce1">
            <text:p>@computation_array_t1_2_adjacency_bonus</text:p>
          </table:table-cell>
          <table:table-cell office:value-type="string" table:style-name="ce1">
            <text:p>@computation_array_t1_2_adjacency_bonus</text:p>
          </table:table-cell>
          <table:table-cell table:number-columns-repeated="15" table:style-name="ce1"/>
          <table:table-cell office:value-type="string" table:style-name="ce1">
            <text:p>"building_computational_arra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computational_array_2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megastructure_restricted_t2_2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3_2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1" table:style-name="ce1"/>
          <table:table-cell office:value-type="string" table:style-name="ce1">
            <text:p>{ weight = 15 modifier = { factor = 5 from.owner = { OR = { has_country_flag = society_research_focus_factor_1 has_country_flag = physics_research_focus_factor_1 has_country_flag = engineering_research_focus_factor_1 } } } modifier = { factor = 10 from.owner = { OR = { has_country_flag = society_research_focus_factor_2 has_country_flag = physics_research_focus_factor_2 has_country_flag = engineering_research_focus_factor_2 } } } }</text:p>
          </table:table-cell>
          <table:table-cell table:number-columns-repeated="3" table:style-name="ce1"/>
          <table:table-cell office:value-type="string" table:style-name="ce1">
            <text:p>@computation_array_t2_2_adjacency_bonus</text:p>
          </table:table-cell>
          <table:table-cell office:value-type="string" table:style-name="ce1">
            <text:p>@computation_array_t2_2_adjacency_bonus</text:p>
          </table:table-cell>
          <table:table-cell office:value-type="string" table:style-name="ce1">
            <text:p>@computation_array_t2_2_adjacency_bonus</text:p>
          </table:table-cell>
          <table:table-cell table:number-columns-repeated="15" table:style-name="ce1"/>
          <table:table-cell office:value-type="string" table:style-name="ce1">
            <text:p>"building_computational_arra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computational_array_3_2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megastructure_restricted_t3_2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1" table:style-name="ce1"/>
          <table:table-cell office:value-type="string" table:style-name="ce1">
            <text:p>{ weight = 15 modifier = { factor = 5 from.owner = { OR = { has_country_flag = society_research_focus_factor_1 has_country_flag = physics_research_focus_factor_1 has_country_flag = engineering_research_focus_factor_1 } } } modifier = { factor = 10 from.owner = { OR = { has_country_flag = society_research_focus_factor_2 has_country_flag = physics_research_focus_factor_2 has_country_flag = engineering_research_focus_factor_2 } } } }</text:p>
          </table:table-cell>
          <table:table-cell table:number-columns-repeated="3" table:style-name="ce1"/>
          <table:table-cell office:value-type="string" table:style-name="ce1">
            <text:p>@computation_array_t3_2_adjacency_bonus</text:p>
          </table:table-cell>
          <table:table-cell office:value-type="string" table:style-name="ce1">
            <text:p>@computation_array_t3_2_adjacency_bonus</text:p>
          </table:table-cell>
          <table:table-cell office:value-type="string" table:style-name="ce1">
            <text:p>@computation_array_t3_2_adjacency_bonus</text:p>
          </table:table-cell>
          <table:table-cell table:number-columns-repeated="15" table:style-name="ce1"/>
          <table:table-cell office:value-type="string" table:style-name="ce1">
            <text:p>"building_computational_array_3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computational_array_1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@megastructure_unique_t1_time</text:p>
          </table:table-cell>
          <table:table-cell office:value-type="string" table:style-name="ce1">
            <text:p>@megastructure_unique_t1_cost</text:p>
          </table:table-cell>
          <table:table-cell office:value-type="string" table:style-name="ce1">
            <text:p>@megastructure_unique_t1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megastructure_restricted_t1_3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2_3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1" table:style-name="ce1"/>
          <table:table-cell office:value-type="string" table:style-name="ce1">
            <text:p>{ weight = 15 modifier = { factor = 5 from.owner = { OR = { has_country_flag = society_research_focus_factor_1 has_country_flag = physics_research_focus_factor_1 has_country_flag = engineering_research_focus_factor_1 } } } modifier = { factor = 10 from.owner = { OR = { has_country_flag = society_research_focus_factor_2 has_country_flag = physics_research_focus_factor_2 has_country_flag = engineering_research_focus_factor_2 } } } }</text:p>
          </table:table-cell>
          <table:table-cell table:number-columns-repeated="3" table:style-name="ce1"/>
          <table:table-cell office:value-type="string" table:style-name="ce1">
            <text:p>@computation_array_t1_3_adjacency_bonus</text:p>
          </table:table-cell>
          <table:table-cell office:value-type="string" table:style-name="ce1">
            <text:p>@computation_array_t1_3_adjacency_bonus</text:p>
          </table:table-cell>
          <table:table-cell office:value-type="string" table:style-name="ce1">
            <text:p>@computation_array_t1_3_adjacency_bonus</text:p>
          </table:table-cell>
          <table:table-cell table:number-columns-repeated="15" table:style-name="ce1"/>
          <table:table-cell office:value-type="string" table:style-name="ce1">
            <text:p>"building_computational_array_1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computational_array_2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2_time</text:p>
          </table:table-cell>
          <table:table-cell office:value-type="string" table:style-name="ce1">
            <text:p>@megastructure_unique_t2_cost</text:p>
          </table:table-cell>
          <table:table-cell office:value-type="string" table:style-name="ce1">
            <text:p>@megastructure_unique_t2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megastructure_restricted_t2_3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{ building_computational_array_3_3 }</text:p>
          </table:table-cell>
          <table:table-cell table:number-columns-repeated="3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1" table:style-name="ce1"/>
          <table:table-cell office:value-type="string" table:style-name="ce1">
            <text:p>{ weight = 15 modifier = { factor = 5 from.owner = { OR = { has_country_flag = society_research_focus_factor_1 has_country_flag = physics_research_focus_factor_1 has_country_flag = engineering_research_focus_factor_1 } } } modifier = { factor = 10 from.owner = { OR = { has_country_flag = society_research_focus_factor_2 has_country_flag = physics_research_focus_factor_2 has_country_flag = engineering_research_focus_factor_2 } } } }</text:p>
          </table:table-cell>
          <table:table-cell table:number-columns-repeated="3" table:style-name="ce1"/>
          <table:table-cell office:value-type="string" table:style-name="ce1">
            <text:p>@computation_array_t2_3_adjacency_bonus</text:p>
          </table:table-cell>
          <table:table-cell office:value-type="string" table:style-name="ce1">
            <text:p>@computation_array_t2_3_adjacency_bonus</text:p>
          </table:table-cell>
          <table:table-cell office:value-type="string" table:style-name="ce1">
            <text:p>@computation_array_t2_3_adjacency_bonus</text:p>
          </table:table-cell>
          <table:table-cell table:number-columns-repeated="15" table:style-name="ce1"/>
          <table:table-cell office:value-type="string" table:style-name="ce1">
            <text:p>"building_computational_array_2"</text:p>
          </table:table-cell>
          <table:table-cell table:number-columns-repeated="16316"/>
        </table:table-row>
        <table:table-row table:style-name="ro1">
          <table:table-cell office:value-type="string" table:style-name="ce1">
            <text:p>building_computational_array_3_3</text:p>
          </table:table-cell>
          <table:table-cell office:value-type="string" table:style-name="ce1">
            <text:p>{ special_resource_building }</text:p>
          </table:table-cell>
          <table:table-cell table:style-name="ce1"/>
          <table:table-cell office:value-type="string" table:style-name="ce1">
            <text:p>no</text:p>
          </table:table-cell>
          <table:table-cell office:value-type="string" table:style-name="ce1">
            <text:p>@megastructure_unique_t3_time</text:p>
          </table:table-cell>
          <table:table-cell office:value-type="string" table:style-name="ce1">
            <text:p>@megastructure_unique_t3_cost</text:p>
          </table:table-cell>
          <table:table-cell office:value-type="string" table:style-name="ce1">
            <text:p>@megastructure_unique_t3_upkeep</text:p>
          </table:table-cell>
          <table:table-cell table:number-columns-repeated="4" table:style-name="ce1"/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{ conditions_megastructure_restricted_t3_3 = yes }</text:p>
          </table:table-cell>
          <table:table-cell table:number-columns-repeated="9"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number-columns-repeated="5" table:style-name="ce1"/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office:value-type="string" table:style-name="ce1">
            <text:p>@computational_array_output</text:p>
          </table:table-cell>
          <table:table-cell table:number-columns-repeated="11" table:style-name="ce1"/>
          <table:table-cell office:value-type="string" table:style-name="ce1">
            <text:p>{ weight = 15 modifier = { factor = 5 from.owner = { OR = { has_country_flag = society_research_focus_factor_1 has_country_flag = physics_research_focus_factor_1 has_country_flag = engineering_research_focus_factor_1 } } } modifier = { factor = 10 from.owner = { OR = { has_country_flag = society_research_focus_factor_2 has_country_flag = physics_research_focus_factor_2 has_country_flag = engineering_research_focus_factor_2 } } } }</text:p>
          </table:table-cell>
          <table:table-cell table:number-columns-repeated="3" table:style-name="ce1"/>
          <table:table-cell office:value-type="string" table:style-name="ce1">
            <text:p>@computation_array_t3_3_adjacency_bonus</text:p>
          </table:table-cell>
          <table:table-cell office:value-type="string" table:style-name="ce1">
            <text:p>@computation_array_t3_3_adjacency_bonus</text:p>
          </table:table-cell>
          <table:table-cell office:value-type="string" table:style-name="ce1">
            <text:p>@computation_array_t3_3_adjacency_bonus</text:p>
          </table:table-cell>
          <table:table-cell table:number-columns-repeated="15" table:style-name="ce1"/>
          <table:table-cell office:value-type="string" table:style-name="ce1">
            <text:p>"building_computational_array_3"</text:p>
          </table:table-cell>
          <table:table-cell table:number-columns-repeated="16316"/>
        </table:table-row>
        <table:table-row table:number-rows-repeated="10483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Na'aman</dc:creator>
    <dc:date>2018-04-18T09:54:32Z</dc:date>
  </office:meta>
</office:document-meta>
</file>